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50.538cm" fo:min-width="27.788cm" fo:padding-top="0.231cm" fo:padding-bottom="0.231cm" fo:padding-left="0.356cm" fo:padding-right="0.356cm"/>
    </style:style>
    <style:style style:name="gr2" style:family="graphic" style:parent-style-name="standard">
      <style:graphic-properties draw:stroke="solid" svg:stroke-color="#000000" draw:fill="none" draw:fill-color="#ffffff" fo:min-height="18.992cm"/>
    </style:style>
    <style:style style:name="gr3" style:family="graphic" style:parent-style-name="standard">
      <style:graphic-properties draw:stroke="solid" svg:stroke-color="#000000" draw:fill="none" draw:fill-color="#ffffff" fo:min-height="16.69cm"/>
    </style:style>
    <style:style style:name="gr4" style:family="graphic" style:parent-style-name="standard">
      <style:graphic-properties draw:stroke="solid" svg:stroke-color="#000000" draw:fill="none" draw:fill-color="#ffffff" fo:min-height="3.304cm"/>
    </style:style>
    <style:style style:name="gr5" style:family="graphic" style:parent-style-name="standard">
      <style:graphic-properties draw:stroke="none" svg:stroke-color="#000000" draw:fill="none" draw:fill-color="#ffffff" fo:min-height="3.35cm"/>
    </style:style>
    <style:style style:name="gr6" style:family="graphic" style:parent-style-name="standard">
      <style:graphic-properties draw:stroke="none" svg:stroke-color="#000000" draw:fill="none" draw:fill-color="#ffffff" fo:min-height="5.506cm"/>
    </style:style>
    <style:style style:name="gr7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stroke="solid" svg:stroke-color="#000000" draw:fill="none" draw:fill-color="#ffffff" fo:min-height="14.55cm"/>
    </style:style>
    <style:style style:name="gr9" style:family="graphic" style:parent-style-name="standard">
      <style:graphic-properties draw:stroke="none" svg:stroke-color="#000000" draw:fill="none" draw:fill-color="#ffffff" fo:min-height="3.304cm"/>
    </style:style>
    <style:style style:name="gr10" style:family="graphic" style:parent-style-name="standard">
      <style:graphic-properties draw:stroke="solid" svg:stroke-color="#000000" draw:fill="none" draw:fill-color="#ffffff" fo:min-height="11.879cm"/>
    </style:style>
    <style:style style:name="gr11" style:family="graphic" style:parent-style-name="standard">
      <style:graphic-properties draw:stroke="solid" svg:stroke-color="#000000" draw:fill="none" draw:fill-color="#ffffff" fo:min-height="12.98cm"/>
    </style:style>
    <style:style style:name="gr12" style:family="graphic" style:parent-style-name="standard">
      <style:graphic-properties draw:stroke="none" svg:stroke-color="#000000" draw:fill="none" draw:fill-color="#ffffff" fo:min-height="3.25cm"/>
    </style:style>
    <style:style style:name="gr13" style:family="graphic" style:parent-style-name="standard">
      <style:graphic-properties draw:stroke="solid" svg:stroke-color="#000000" draw:fill="none" draw:fill-color="#ffffff" fo:min-height="3.706cm"/>
    </style:style>
    <style:style style:name="gr14" style:family="graphic" style:parent-style-name="standard">
      <style:graphic-properties draw:stroke="solid" svg:stroke-color="#000000" draw:fill="none" draw:fill-color="#ffffff" fo:min-height="9.677cm"/>
    </style:style>
    <style:style style:name="gr15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71.338cm" fo:min-width="27.788cm" fo:padding-top="0.231cm" fo:padding-bottom="0.231cm" fo:padding-left="0.356cm" fo:padding-right="0.356cm"/>
    </style:style>
    <style:style style:name="gr16" style:family="graphic" style:parent-style-name="standard">
      <style:graphic-properties draw:stroke="solid" svg:stroke-color="#000000" draw:fill="none" draw:fill-color="#ffffff" fo:min-height="29.029cm"/>
    </style:style>
    <style:style style:name="gr17" style:family="graphic" style:parent-style-name="standard">
      <style:graphic-properties draw:stroke="solid" svg:stroke-color="#000000" draw:fill="none" draw:fill-color="#ffffff" fo:min-height="15.182cm"/>
    </style:style>
    <style:style style:name="gr18" style:family="graphic" style:parent-style-name="standard">
      <style:graphic-properties draw:stroke="none" svg:stroke-color="#000000" draw:fill="none" draw:fill-color="#ffffff" fo:min-height="4.405cm"/>
    </style:style>
    <style:style style:name="gr19" style:family="graphic" style:parent-style-name="standard">
      <style:graphic-properties draw:stroke="solid" svg:stroke-color="#000000" draw:fill="none" draw:fill-color="#ffffff" fo:min-height="20.454cm"/>
    </style:style>
    <style:style style:name="gr20" style:family="graphic" style:parent-style-name="standard">
      <style:graphic-properties draw:stroke="solid" svg:stroke-width="0.106cm" svg:stroke-color="#000000" draw:marker-start-width="0.359cm" draw:marker-end-width="0.359cm" draw:fill="solid" draw:fill-color="#a1467e" draw:opacity="70%" fo:min-height="23.444cm" fo:padding-top="0.178cm" fo:padding-bottom="0.178cm" fo:padding-left="0.303cm" fo:padding-right="0.303cm"/>
    </style:style>
    <style:style style:name="gr21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164.938cm" fo:min-width="57.788cm" fo:padding-top="0.231cm" fo:padding-bottom="0.231cm" fo:padding-left="0.356cm" fo:padding-right="0.356cm"/>
    </style:style>
    <style:style style:name="gr22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171.438cm" fo:min-width="58.788cm" fo:padding-top="0.231cm" fo:padding-bottom="0.231cm" fo:padding-left="0.356cm" fo:padding-right="0.356cm"/>
    </style:style>
    <style:style style:name="gr23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47.438cm" fo:min-width="42.688cm" fo:padding-top="0.231cm" fo:padding-bottom="0.231cm" fo:padding-left="0.356cm" fo:padding-right="0.356cm"/>
    </style:style>
    <style:style style:name="gr24" style:family="graphic" style:parent-style-name="standard">
      <style:graphic-properties draw:stroke="dash" draw:stroke-dash="Dashed_20__28_var_29_" svg:stroke-width="0.212cm" svg:stroke-color="#127622" draw:marker-start-width="0.518cm" draw:marker-end-width="0.518cm" draw:fill-color="#00a933" draw:opacity="30%" draw:textarea-horizontal-align="justify" draw:textarea-vertical-align="middle" draw:auto-grow-height="false" fo:min-height="94.538cm" fo:min-width="42.688cm" fo:padding-top="0.231cm" fo:padding-bottom="0.231cm" fo:padding-left="0.356cm" fo:padding-right="0.356cm"/>
    </style:style>
    <style:style style:name="gr25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41.438cm" fo:min-width="41.888cm" fo:padding-top="0.231cm" fo:padding-bottom="0.231cm" fo:padding-left="0.356cm" fo:padding-right="0.356cm"/>
    </style:style>
    <style:style style:name="gr26" style:family="graphic" style:parent-style-name="standard">
      <style:graphic-properties draw:stroke="dash" draw:stroke-dash="Dashed_20__28_var_29_" svg:stroke-width="0.212cm" svg:stroke-color="#127622" draw:marker-start-width="0.518cm" draw:marker-end-width="0.518cm" draw:fill-color="#00a933" draw:opacity="30%" draw:textarea-horizontal-align="justify" draw:textarea-vertical-align="middle" draw:auto-grow-height="false" fo:min-height="28.538cm" fo:min-width="42.688cm" fo:padding-top="0.231cm" fo:padding-bottom="0.231cm" fo:padding-left="0.356cm" fo:padding-right="0.356cm"/>
    </style:style>
    <style:style style:name="gr27" style:family="graphic" style:parent-style-name="standard">
      <style:graphic-properties draw:stroke="none" svg:stroke-color="#000000" draw:fill="none" draw:fill-color="#ffffff" draw:textarea-vertical-align="middle" fo:min-height="4.251cm"/>
    </style:style>
    <style:style style:name="gr28" style:family="graphic" style:parent-style-name="standard">
      <style:graphic-properties draw:stroke="none" svg:stroke-color="#000000" draw:fill="none" draw:fill-color="#ffffff" draw:textarea-vertical-align="middle" fo:min-height="5.05cm"/>
    </style:style>
    <style:style style:name="gr29" style:family="graphic" style:parent-style-name="standard">
      <style:graphic-properties draw:stroke="solid" svg:stroke-color="#000000" draw:fill="none" draw:fill-color="#ffffff" fo:min-height="34.452cm"/>
    </style:style>
    <style:style style:name="gr30" style:family="graphic" style:parent-style-name="standard">
      <style:graphic-properties draw:stroke="solid" svg:stroke-color="#000000" draw:fill="none" draw:fill-color="#ffffff" fo:min-height="32.35cm"/>
    </style:style>
    <style:style style:name="gr31" style:family="graphic" style:parent-style-name="standard">
      <style:graphic-properties draw:stroke="none" svg:stroke-color="#000000" draw:fill="none" draw:fill-color="#ffffff" fo:min-height="10.232cm"/>
    </style:style>
    <style:style style:name="gr32" style:family="graphic" style:parent-style-name="standard">
      <style:graphic-properties draw:stroke="solid" svg:stroke-color="#000000" draw:fill="none" draw:fill-color="#ffffff" fo:min-height="14.25cm"/>
    </style:style>
    <style:style style:name="gr33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59.438cm" fo:min-width="51.688cm" fo:padding-top="0.231cm" fo:padding-bottom="0.231cm" fo:padding-left="0.356cm" fo:padding-right="0.356cm"/>
    </style:style>
    <style:style style:name="gr34" style:family="graphic" style:parent-style-name="standard">
      <style:graphic-properties draw:stroke="solid" svg:stroke-color="#000000" draw:fill="none" draw:fill-color="#ffffff" fo:min-height="36.882cm"/>
    </style:style>
    <style:style style:name="gr35" style:family="graphic" style:parent-style-name="standard">
      <style:graphic-properties draw:stroke="solid" svg:stroke-color="#000000" draw:fill="none" draw:fill-color="#ffffff" fo:min-height="28.435cm"/>
    </style:style>
    <style:style style:name="gr36" style:family="graphic" style:parent-style-name="standard">
      <style:graphic-properties draw:stroke="solid" svg:stroke-color="#000000" draw:fill="none" draw:fill-color="#ffffff" fo:min-height="6.374cm"/>
    </style:style>
    <style:style style:name="gr37" style:family="graphic" style:parent-style-name="standard">
      <style:graphic-properties draw:stroke="solid" svg:stroke-color="#000000" draw:fill="none" draw:fill-color="#ffffff" fo:min-height="12.45cm"/>
    </style:style>
    <style:style style:name="gr38" style:family="graphic" style:parent-style-name="standard">
      <style:graphic-properties draw:stroke="none" svg:stroke-color="#000000" draw:fill="none" draw:fill-color="#ffffff" fo:min-height="7.084cm"/>
    </style:style>
    <style:style style:name="gr39" style:family="graphic" style:parent-style-name="standard">
      <style:graphic-properties draw:stroke="none" svg:stroke-color="#000000" draw:fill="none" draw:fill-color="#ffffff" fo:min-height="3.79cm"/>
    </style:style>
    <style:style style:name="gr40" style:family="graphic" style:parent-style-name="standard">
      <style:graphic-properties draw:stroke="solid" svg:stroke-color="#000000" draw:fill="none" draw:fill-color="#ffffff" fo:min-height="28.033cm"/>
    </style:style>
    <style:style style:name="gr41" style:family="graphic" style:parent-style-name="standard">
      <style:graphic-properties draw:stroke="solid" svg:stroke-color="#000000" draw:fill="none" draw:fill-color="#ffffff" fo:min-height="29.878cm"/>
    </style:style>
    <style:style style:name="gr42" style:family="graphic" style:parent-style-name="standard">
      <style:graphic-properties draw:stroke="solid" svg:stroke-color="#000000" draw:fill="none" draw:fill-color="#ffffff" fo:min-height="18.58cm"/>
    </style:style>
    <style:style style:name="gr43" style:family="graphic" style:parent-style-name="standard">
      <style:graphic-properties draw:stroke="none" svg:stroke-color="#000000" draw:fill="none" draw:fill-color="#ffffff" fo:min-height="4.45cm"/>
    </style:style>
    <style:style style:name="gr44" style:family="graphic" style:parent-style-name="standard">
      <style:graphic-properties draw:stroke="none" svg:stroke-color="#000000" draw:fill="none" draw:fill-color="#ffffff" fo:min-height="0.712cm"/>
    </style:style>
    <style:style style:name="gr45" style:family="graphic" style:parent-style-name="standard">
      <style:graphic-properties draw:stroke="none" svg:stroke-color="#000000" draw:fill="none" draw:fill-color="#ffffff" fo:min-height="3.523cm"/>
    </style:style>
    <style:style style:name="gr46" style:family="graphic" style:parent-style-name="standard">
      <style:graphic-properties draw:stroke="none" svg:stroke-color="#000000" draw:fill="none" draw:fill-color="#ffffff" draw:textarea-vertical-align="middle" fo:min-height="3.009cm"/>
    </style:style>
    <style:style style:name="gr47" style:family="graphic" style:parent-style-name="standard">
      <style:graphic-properties draw:stroke="none" svg:stroke-color="#000000" draw:fill="none" draw:fill-color="#ffffff" fo:min-height="3.149cm"/>
    </style:style>
    <style:style style:name="gr48" style:family="graphic" style:parent-style-name="standard">
      <style:graphic-properties draw:stroke="none" svg:stroke-color="#000000" draw:fill="none" draw:fill-color="#ffffff" fo:min-height="2.149cm"/>
    </style:style>
    <style:style style:name="gr49" style:family="graphic" style:parent-style-name="objectwithoutfill">
      <style:graphic-properties draw:marker-end="Arrow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fo:min-height="4.95cm"/>
    </style:style>
    <style:style style:name="gr51" style:family="graphic" style:parent-style-name="standard">
      <style:graphic-properties draw:stroke="none" svg:stroke-color="#000000" draw:fill="none" draw:fill-color="#ffffff" fo:min-height="7.871cm"/>
    </style:style>
    <style:style style:name="gr52" style:family="graphic" style:parent-style-name="standard">
      <style:graphic-properties draw:stroke="none" svg:stroke-color="#000000" draw:fill="none" draw:fill-color="#ffffff" fo:min-height="3.936cm"/>
    </style:style>
    <style:style style:name="gr53" style:family="graphic" style:parent-style-name="standard">
      <style:graphic-properties draw:stroke="none" svg:stroke-color="#000000" draw:fill="none" draw:fill-color="#ffffff" fo:min-height="11.806cm"/>
    </style:style>
    <style:style style:name="gr54" style:family="graphic" style:parent-style-name="standard">
      <style:graphic-properties draw:stroke="solid" svg:stroke-color="#000000" draw:fill="none" draw:fill-color="#ffffff" fo:min-height="4.405cm"/>
    </style:style>
    <style:style style:name="gr55" style:family="graphic" style:parent-style-name="standard">
      <style:graphic-properties draw:stroke="none" svg:stroke-color="#000000" draw:fill="none" draw:fill-color="#ffffff" draw:textarea-vertical-align="middle" fo:min-height="1.65cm"/>
    </style:style>
    <style:style style:name="gr56" style:family="graphic" style:parent-style-name="standard">
      <style:graphic-properties draw:stroke="solid" svg:stroke-color="#000000" draw:fill="none" draw:fill-color="#ffffff" fo:min-height="13.213cm"/>
    </style:style>
    <style:style style:name="gr57" style:family="graphic" style:parent-style-name="standard">
      <style:graphic-properties draw:stroke="solid" svg:stroke-color="#000000" draw:fill="none" draw:fill-color="#ffffff" fo:min-height="10.05cm"/>
    </style:style>
    <style:style style:name="gr58" style:family="graphic" style:parent-style-name="standard">
      <style:graphic-properties draw:stroke="none" svg:stroke-color="#000000" draw:fill="none" draw:fill-color="#ffffff" fo:min-height="5.51cm"/>
    </style:style>
    <style:style style:name="gr59" style:family="graphic" style:parent-style-name="standard">
      <style:graphic-properties draw:stroke="none" svg:stroke-color="#000000" draw:fill="none" draw:fill-color="#ffffff" fo:min-height="5.05cm"/>
    </style:style>
    <style:style style:name="P1" style:family="paragraph">
      <loext:graphic-properties draw:opacity="3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loext:graphic-properties draw:fill="solid" draw:fill-color="#a1467e" draw:opacity="70%"/>
      <style:paragraph-properties fo:text-align="center"/>
      <style:text-properties fo:font-size="28pt" style:font-size-asian="28pt" style:font-size-complex="28pt"/>
    </style:style>
    <style:style style:name="P10" style:family="paragraph">
      <loext:graphic-properties draw:fill-color="#00a933" draw:opacity="30%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54pt" fo:font-weight="bold" style:font-size-asian="54pt" style:font-weight-asian="bold" style:font-size-complex="54pt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text-align="start"/>
      <style:text-properties style:use-window-font-color="true" fo:font-size="20pt" fo:font-weight="normal" fo:background-color="#77bc65" style:font-size-asian="20pt" style:font-weight-asian="normal" style:font-size-complex="20pt" style:font-weight-complex="normal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color="#355269" fo:font-style="italic" fo:font-weight="bold" fo:background-color="transparent" style:font-style-asian="italic" style:font-weight-asian="bold" style:font-style-complex="italic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 Regular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28pt" fo:font-weight="bold" fo:background-color="#a1467e" style:font-size-asian="28pt" style:font-weight-asian="bold" style:font-size-complex="28pt" style:font-weight-complex="bold"/>
    </style:style>
    <style:style style:name="T11" style:family="text">
      <style:text-properties fo:font-size="28pt" fo:font-weight="bold" fo:background-color="transparent" style:font-size-asian="28pt" style:font-weight-asian="bold" style:font-size-complex="28pt" style:font-weight-complex="bold"/>
    </style:style>
    <style:style style:name="T12" style:family="text">
      <style:text-properties fo:font-size="28pt" fo:font-weight="normal" fo:background-color="transparent" style:font-size-asian="28pt" style:font-weight-asian="normal" style:font-size-complex="28pt" style:font-weight-complex="normal"/>
    </style:style>
    <style:style style:name="T13" style:family="text">
      <style:text-properties fo:font-size="28pt" fo:font-style="italic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14" style:family="text">
      <style:text-properties fo:font-size="28pt" fo:font-style="italic" style:font-size-asian="28pt" style:font-style-asian="italic" style:font-size-complex="28pt" style:font-style-complex="italic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size="54pt" fo:font-weight="bold" style:font-size-asian="54pt" style:font-weight-asian="bold" style:font-size-complex="54pt" style:font-weight-complex="bold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fo:font-size="24pt" fo:font-weight="bold" fo:background-color="#a1467e" style:font-size-asian="24pt" style:font-weight-asian="bold" style:font-size-complex="24pt" style:font-weight-complex="bold"/>
    </style:style>
    <style:style style:name="T20" style:family="text">
      <style:text-properties fo:font-size="24pt" fo:font-weight="normal" fo:background-color="transparent" style:font-size-asian="24pt" style:font-weight-asian="normal" style:font-size-complex="24pt" style:font-weight-complex="normal"/>
    </style:style>
    <style:style style:name="T21" style:family="text">
      <style:text-properties fo:font-size="24pt" fo:font-style="italic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22" style:family="text">
      <style:text-properties fo:font-size="24pt" fo:font-weight="normal" fo:background-color="#ffde59" style:font-size-asian="24pt" style:font-weight-asian="normal" style:font-size-complex="24pt" style:font-weight-complex="normal"/>
    </style:style>
    <style:style style:name="T23" style:family="text">
      <style:text-properties fo:font-size="24pt" fo:background-color="#729fcf" style:font-size-asian="24pt" style:font-size-complex="24pt"/>
    </style:style>
    <style:style style:name="T24" style:family="text">
      <style:text-properties fo:font-size="24pt" fo:font-style="italic" style:font-size-asian="24pt" style:font-style-asian="italic" style:font-size-complex="24pt" style:font-style-complex="italic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fo:font-size="22pt" fo:font-weight="normal" fo:background-color="#a1467e" style:font-size-asian="22pt" style:font-weight-asian="normal" style:font-size-complex="22pt" style:font-weight-complex="normal"/>
    </style:style>
    <style:style style:name="T27" style:family="text">
      <style:text-properties fo:font-size="22pt" fo:font-weight="normal" fo:background-color="transparent" style:font-size-asian="22pt" style:font-weight-asian="normal" style:font-size-complex="22pt" style:font-weight-complex="normal"/>
    </style:style>
    <style:style style:name="T28" style:family="text">
      <style:text-properties fo:font-size="22pt" fo:font-style="italic" fo:font-weight="normal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8pt" fo:font-weight="bold" fo:background-color="#729fcf" style:font-size-asian="28pt" style:font-weight-asian="bold" style:font-size-complex="28pt" style:font-weight-complex="bold"/>
    </style:style>
    <style:style style:name="T33" style:family="text">
      <style:text-properties fo:font-size="24pt" fo:font-weight="bold" fo:background-color="#729fcf" style:font-size-asian="24pt" style:font-weight-asian="bold" style:font-size-complex="24pt" style:font-weight-complex="bold"/>
    </style:style>
    <style:style style:name="T34" style:family="text">
      <style:text-properties style:use-window-font-color="true" fo:font-size="20pt" fo:font-weight="normal" fo:background-color="#77bc65" style:font-size-asian="20pt" style:font-weight-asian="normal" style:font-size-complex="20pt" style:font-weight-complex="normal"/>
    </style:style>
    <style:style style:name="T35" style:family="text">
      <style:text-properties style:use-window-font-color="true" fo:font-size="20pt" fo:font-weight="normal" fo:background-color="#ff5429" style:font-size-asian="20pt" style:font-weight-asian="normal" style:font-size-complex="20pt" style:font-weight-complex="normal"/>
    </style:style>
    <style:style style:name="T3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#a1467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size="22pt" fo:background-color="#729fcf" style:font-size-asian="22pt" style:font-size-complex="22pt"/>
    </style:style>
    <style:style style:name="T40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1" style:family="text">
      <style:text-properties style:text-position="-33% 58%" fo:font-size="22pt" fo:font-weight="normal" style:font-size-asian="22pt" style:font-weight-asian="normal" style:font-size-complex="22pt" style:font-weight-complex="normal"/>
    </style:style>
    <style:style style:name="T42" style:family="text">
      <style:text-properties fo:font-size="22pt" fo:font-weight="bold" fo:background-color="#729fcf" style:font-size-asian="22pt" style:font-weight-asian="bold" style:font-size-complex="22pt" style:font-weight-complex="bold"/>
    </style:style>
    <style:style style:name="T43" style:family="text">
      <style:text-properties fo:color="#355269" fo:font-style="italic" fo:font-weight="bold" fo:background-color="transparent" style:font-style-asian="italic" style:font-weight-asian="bold" style:font-style-complex="italic" style:font-weight-complex="bold"/>
    </style:style>
    <style:style style:name="T44" style:family="text">
      <style:text-properties fo:font-size="44pt" fo:font-weight="bold" style:font-size-asian="44pt" style:font-weight-asian="bold" style:font-size-complex="44pt" style:font-weight-complex="bold"/>
    </style:style>
    <style:style style:name="T45" style:family="text">
      <style:text-properties style:use-window-font-color="true" fo:font-size="20pt" fo:font-weight="normal" fo:background-color="#00a933" style:font-size-asian="20pt" style:font-weight-asian="normal" style:font-size-complex="20pt" style:font-weight-complex="normal"/>
    </style:style>
    <style:style style:name="T46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5cm" svg:height="51cm" svg:x="62.5cm" svg:y="5.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1.9cm" svg:height="19.242cm" svg:x="11.8cm" svg:y="22.7cm">
          <draw:text-box>
            <text:p text:style-name="P2"><text:span text:style-name="T1">RDS </text:span><text:span text:style-name="T2">(2005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3"><text:span text:style-name="T1">MSP’05, Memory </text:span><text:span text:style-name="T1">Systems Performance </text:span><text:span text:style-name="T1">Workshop, Chicago, </text:span><text:span text:style-name="T1">USA</text:span></text:p>
            <text:p text:style-name="P4"><text:span text:style-name="T1">Methodology:</text:span></text:p>
            <text:p text:style-name="P4"><text:span text:style-name="T4">Builds</text:span><text:span text:style-name="T5"> </text:span><text:span text:style-name="T4">2 memory graphs (Unified </text:span><text:span text:style-name="T4">Shape Graph (USG) + Static </text:span><text:span text:style-name="T4">Shape Graph (SSG)). USG </text:span><text:span text:style-name="T4">consists of all dynamically </text:span><text:span text:style-name="T4">allocated memory chunks as </text:span><text:span text:style-name="T4">nodes. SSG consists of nodes </text:span><text:span text:style-name="T4">corresponding to static locations </text:span><text:span text:style-name="T4">of allocation call instructions in </text:span><text:span text:style-name="T4">the program binary. SCCs on the </text:span><text:span text:style-name="T4">SSG delineate separate data </text:span><text:span text:style-name="T4">structures. An array of trees </text:span><text:span text:style-name="T4">materialises into a graph on </text:span><text:span text:style-name="T4">USG. SSG can help separate </text:span><text:span text:style-name="T4">RDS of trees from those of </text:span><text:span text:style-name="T4">arrays.</text:span></text:p>
            <text:p><text:span text:style-name="T1">Implementation:</text:span><text:span text:style-name="T3"> </text:span><text:span text:style-name="T6">Binary </text:span><text:span text:style-name="T6">instrumentation with Intel’s PIN</text:span></text:p>
            <text:p><text:span text:style-name="T1">Experimental Result</text:span><text:span text:style-name="T3">: </text:span><text:span text:style-name="T6">SPEC2000, Olden. RDSP <text:s/></text:span><text:span text:style-name="T6">processes dynamic application </text:span><text:span text:style-name="T6">traces. Builds graphs and </text:span><text:span text:style-name="T6">calculates numbers of different </text:span><text:span text:style-name="T6">RDS and their lifetimes. No </text:span><text:span text:style-name="T6">precise identification is reported. </text:span><text:span text:style-name="T6">Numbers have not been </text:span><text:span text:style-name="T6">validated in any way.</text:span></text:p>
            <text:p><text:span text:style-name="T6"/></text:p>
          </draw:text-box>
        </draw:frame>
        <draw:frame draw:style-name="gr3" draw:text-style-name="P5" draw:layer="layout" svg:width="21.9cm" svg:height="16.94cm" svg:x="38.6cm" svg:y="22.46cm">
          <draw:text-box>
            <text:p text:style-name="P2"><text:span text:style-name="T1">DDT </text:span><text:span text:style-name="T2">(2009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1">Workshop on Parallel </text:span><text:span text:style-name="T1">Execution of Sequential </text:span><text:span text:style-name="T1">Programs on Multicore </text:span><text:span text:style-name="T1">Architectures </text:span><text:span text:style-name="T1">(PESPMA'09) , June </text:span><text:span text:style-name="T1">2009.</text:span></text:p>
            <text:p text:style-name="P2"><text:span text:style-name="T1"/></text:p>
            <text:p text:style-name="P2"><text:span text:style-name="T1">MICRO’42 Proceedings </text:span><text:span text:style-name="T1">of the 42nd Annual </text:span><text:span text:style-name="T1">IEEE/ACM International </text:span><text:span text:style-name="T1">Symposium on </text:span><text:span text:style-name="T1">Microarchitecture</text:span></text:p>
            <text:p text:style-name="P4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text:span text:style-name="T3"> </text:span><text:span text:style-name="T6">LLVM</text:span></text:p>
            <text:p><text:span text:style-name="T1">Experimental Result</text:span><text:span text:style-name="T3">: </text:span></text:p>
            <text:p><text:span text:style-name="T6"/></text:p>
          </draw:text-box>
        </draw:frame>
        <draw:frame draw:style-name="gr4" draw:text-style-name="P5" draw:layer="layout" svg:width="19cm" svg:height="3.554cm" svg:x="4.4cm" svg:y="5.2cm">
          <draw:text-box>
            <text:p text:style-name="P2"><text:span text:style-name="T1">Memory profiling, </text:span><text:span text:style-name="T1">Profile-based </text:span><text:span text:style-name="T1">optimizations, memory </text:span><text:span text:style-name="T1">analysis</text:span></text:p>
            <text:p text:style-name="P2"><text:span text:style-name="T3"/></text:p>
          </draw:text-box>
        </draw:frame>
        <draw:frame draw:style-name="gr5" draw:text-style-name="P6" draw:layer="layout" svg:width="11.1cm" svg:height="3.6cm" svg:x="3.2cm" svg:y="13.5cm">
          <draw:text-box>
            <text:p text:style-name="P2"><text:span text:style-name="T2">Work at the granularity of </text:span><text:span text:style-name="T2">the individual load/store </text:span><text:span text:style-name="T2">operations</text:span></text:p>
          </draw:text-box>
        </draw:frame>
        <draw:frame draw:style-name="gr4" draw:text-style-name="P5" draw:layer="layout" svg:width="19cm" svg:height="3.554cm" svg:x="24.1cm" svg:y="8.7cm">
          <draw:text-box>
            <text:p text:style-name="P2"><text:span text:style-name="T1">Shape Analysis</text:span></text:p>
            <text:p text:style-name="P2"><text:span text:style-name="T3"/></text:p>
          </draw:text-box>
        </draw:frame>
        <draw:frame draw:style-name="gr6" draw:text-style-name="P6" draw:layer="layout" svg:width="11.1cm" svg:height="5.756cm" svg:x="30.9cm" svg:y="15.1cm">
          <draw:text-box>
            <text:p text:style-name="P2"><text:span text:style-name="T2">Conservative, cannot </text:span><text:span text:style-name="T2">operate on multiple </text:span><text:span text:style-name="T2">compilation units, </text:span><text:span text:style-name="T2">analysis time does not </text:span><text:span text:style-name="T2">scale well</text:span></text:p>
          </draw:text-box>
        </draw:frame>
        <draw:line draw:style-name="gr7" draw:text-style-name="P7" draw:layer="layout" svg:x1="43.4cm" svg:y1="10.6cm" svg:x2="50cm" svg:y2="21.8cm">
          <text:p/>
        </draw:line>
        <draw:line draw:style-name="gr7" draw:text-style-name="P7" draw:layer="layout" svg:x1="33.8cm" svg:y1="12.7cm" svg:x2="23.9cm" svg:y2="22.4cm">
          <text:p/>
        </draw:line>
        <draw:line draw:style-name="gr7" draw:text-style-name="P7" draw:layer="layout" svg:x1="13.4cm" svg:y1="9.4cm" svg:x2="21cm" svg:y2="22.5cm">
          <text:p/>
        </draw:line>
        <draw:frame draw:style-name="gr8" draw:text-style-name="P5" draw:layer="layout" svg:width="21.9cm" svg:height="14.8cm" svg:x="19cm" svg:y="50.36cm">
          <draw:text-box>
            <text:p text:style-name="P2"><text:span text:style-name="T1">MemPick </text:span><text:span text:style-name="T2">(2013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3">2013 20th Working </text:span><text:span text:style-name="T3">Conference on Reverse </text:span><text:span text:style-name="T3">Engineering (WCRE)</text:span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</text:span><text:span text:style-name="T6">real world applications, 16 </text:span><text:span text:style-name="T6">libraries.</text:span><text:span text:style-name="T3"> </text:span></text:p>
          </draw:text-box>
        </draw:frame>
        <draw:line draw:style-name="gr7" draw:text-style-name="P7" draw:layer="layout" svg:x1="22.1cm" svg:y1="42.8cm" svg:x2="29cm" svg:y2="50cm">
          <text:p/>
        </draw:line>
        <draw:line draw:style-name="gr7" draw:text-style-name="P7" draw:layer="layout" svg:x1="50.2cm" svg:y1="40.4cm" svg:x2="31cm" svg:y2="49.7cm">
          <text:p/>
        </draw:line>
        <draw:frame draw:style-name="gr4" draw:text-style-name="P5" draw:layer="layout" svg:width="19cm" svg:height="3.554cm" svg:x="2cm" svg:y="44.9cm">
          <draw:text-box>
            <text:p text:style-name="P2"><text:span text:style-name="T1">Forensics and Reverse </text:span><text:span text:style-name="T1">Engineering</text:span></text:p>
          </draw:text-box>
        </draw:frame>
        <draw:line draw:style-name="gr7" draw:text-style-name="P7" draw:layer="layout" svg:x1="10.9cm" svg:y1="49.4cm" svg:x2="17.8cm" svg:y2="56.6cm">
          <text:p/>
        </draw:line>
        <draw:frame draw:style-name="gr6" draw:text-style-name="P6" draw:layer="layout" svg:width="11.1cm" svg:height="5.756cm" svg:x="3.2cm" svg:y="52.1cm">
          <draw:text-box>
            <text:p text:style-name="P2"><text:span text:style-name="T2">Limited to the low level </text:span><text:span text:style-name="T2">programming constructs </text:span><text:span text:style-name="T2">such as individual </text:span><text:span text:style-name="T2">variables or structs</text:span></text:p>
          </draw:text-box>
        </draw:frame>
        <draw:frame draw:style-name="gr9" draw:text-style-name="P6" draw:layer="layout" svg:width="11.1cm" svg:height="3.554cm" svg:x="37.8cm" svg:y="42.444cm">
          <draw:text-box>
            <text:p text:style-name="P2"><text:span text:style-name="T2">Relies on the assumption </text:span><text:span text:style-name="T2">of interface functions</text:span></text:p>
          </draw:text-box>
        </draw:frame>
        <draw:frame draw:style-name="gr8" draw:text-style-name="P5" draw:layer="layout" svg:width="21.9cm" svg:height="14.8cm" svg:x="64.5cm" svg:y="39.6cm">
          <draw:text-box>
            <text:p text:style-name="P2"><text:span text:style-name="T1">Howard </text:span><text:span text:style-name="T2">(2011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1">Proceedings of the </text:span><text:span text:style-name="T1">Network and Distributed </text:span><text:span text:style-name="T1">System Security </text:span><text:span text:style-name="T1">Symposium, NDSS </text:span><text:span text:style-name="T1">2011, San Diego, </text:span><text:span text:style-name="T1">California, USA, 6th </text:span><text:span text:style-name="T1">February - 9th February </text:span><text:span text:style-name="T1">2011</text:span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</text:span><text:span text:style-name="T6">real world applications, 16 </text:span><text:span text:style-name="T6">libraries.</text:span><text:span text:style-name="T3"> </text:span></text:p>
          </draw:text-box>
        </draw:frame>
        <draw:frame draw:style-name="gr8" draw:text-style-name="P5" draw:layer="layout" svg:width="21.9cm" svg:height="14.8cm" svg:x="19cm" svg:y="50.36cm">
          <draw:text-box>
            <text:p text:style-name="P2"><text:span text:style-name="T1">MemPick </text:span><text:span text:style-name="T2">(2013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3">2013 20th Working </text:span><text:span text:style-name="T3">Conference on Reverse </text:span><text:span text:style-name="T3">Engineering (WCRE)</text:span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</text:span><text:span text:style-name="T6">real world applications, 16 </text:span><text:span text:style-name="T6">libraries.</text:span><text:span text:style-name="T3"> </text:span></text:p>
          </draw:text-box>
        </draw:frame>
        <draw:frame draw:style-name="gr8" draw:text-style-name="P5" draw:layer="layout" svg:width="21.9cm" svg:height="14.8cm" svg:x="19cm" svg:y="50.36cm">
          <draw:text-box>
            <text:p text:style-name="P2"><text:span text:style-name="T1">MemPick </text:span><text:span text:style-name="T2">(2013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3">2013 20th Working </text:span><text:span text:style-name="T3">Conference on Reverse </text:span><text:span text:style-name="T3">Engineering (WCRE)</text:span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</text:span><text:span text:style-name="T6">real world applications, 16 </text:span><text:span text:style-name="T6">libraries.</text:span><text:span text:style-name="T3"> </text:span></text:p>
          </draw:text-box>
        </draw:frame>
        <draw:line draw:style-name="gr7" draw:text-style-name="P7" draw:layer="layout" svg:x1="63.8cm" svg:y1="46.7cm" svg:x2="42.1cm" svg:y2="58.1cm">
          <text:p/>
        </draw:line>
        <draw:frame draw:style-name="gr10" draw:text-style-name="P5" draw:layer="layout" svg:width="21.9cm" svg:height="12.129cm" svg:x="91.3cm" svg:y="46.7cm">
          <draw:text-box>
            <text:p text:style-name="P2"><text:span text:style-name="T1">DSI </text:span><text:span text:style-name="T2">(2016)</text:span></text:p>
            <text:p text:style-name="P2"><text:span text:style-name="T7">(</text:span><text:span text:style-name="T1">D</text:span><text:span text:style-name="T2">ata </text:span><text:span text:style-name="T1">S</text:span><text:span text:style-name="T2">tructure </text:span><text:span text:style-name="T1">I</text:span><text:span text:style-name="T2">nvestigator</text:span><text:span text:style-name="T3">)</text:span></text:p>
            <text:p text:style-name="P2"><text:span text:style-name="T1">[ISSTA’16] Proceedings </text:span><text:span text:style-name="T1">of the 25th International </text:span><text:span text:style-name="T1">Symposium on </text:span><text:span text:style-name="T1">Software Testing and </text:span><text:span text:style-name="T1">Analysis, Saarbrücken, </text:span><text:span text:style-name="T1">Germany 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11" draw:text-style-name="P5" draw:layer="layout" svg:width="21.9cm" svg:height="13.23cm" svg:x="75.4cm" svg:y="64.87cm">
          <draw:text-box>
            <text:p text:style-name="P2"><text:span text:style-name="T1">DSIbin </text:span><text:span text:style-name="T2">(2017)</text:span></text:p>
            <text:p text:style-name="P2"><text:span text:style-name="T2">()</text:span></text:p>
            <text:p text:style-name="P2"><text:span text:style-name="T1">[ASE’17] Proceedings </text:span><text:span text:style-name="T1">of the 32nd IEEE/ACM </text:span><text:span text:style-name="T1">International </text:span><text:span text:style-name="T1">Conference on </text:span><text:span text:style-name="T1">Automated Software </text:span><text:span text:style-name="T1">Engineering, Urbana-</text:span><text:span text:style-name="T1">Champaign, IL, USA</text:span></text:p>
            <text:p text:style-name="P4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line draw:style-name="gr7" draw:text-style-name="P7" draw:layer="layout" svg:x1="101.5cm" svg:y1="59.4cm" svg:x2="86.7cm" svg:y2="64.6cm">
          <text:p/>
        </draw:line>
        <draw:line draw:style-name="gr7" draw:text-style-name="P7" draw:layer="layout" svg:x1="75.8cm" svg:y1="54.8cm" svg:x2="85.9cm" svg:y2="64.5cm">
          <text:p/>
        </draw:line>
        <draw:line draw:style-name="gr7" draw:text-style-name="P7" draw:layer="layout" svg:x1="33.827cm" svg:y1="12.674cm" svg:x2="29.8cm" svg:y2="49.7cm">
          <text:p/>
        </draw:line>
        <draw:frame draw:style-name="gr5" draw:text-style-name="P6" draw:layer="layout" svg:width="11.1cm" svg:height="3.6cm" svg:x="24.5cm" svg:y="42.5cm">
          <draw:text-box>
            <text:p text:style-name="P2"><text:span text:style-name="T2">Provably undecidable, </text:span><text:span text:style-name="T2">conservative, has not </text:span><text:span text:style-name="T2">been widely adapted</text:span></text:p>
          </draw:text-box>
        </draw:frame>
        <draw:frame draw:style-name="gr6" draw:text-style-name="P6" draw:layer="layout" svg:width="11.1cm" svg:height="5.756cm" svg:x="49.1cm" svg:y="44.7cm">
          <draw:text-box>
            <text:p text:style-name="P2"><text:span text:style-name="T2">High accuracy, do not </text:span><text:span text:style-name="T2">provide any information </text:span><text:span text:style-name="T2">about high-level data </text:span><text:span text:style-name="T2">structures (lists, trees, </text:span><text:span text:style-name="T2">etc.)</text:span></text:p>
          </draw:text-box>
        </draw:frame>
        <draw:frame draw:style-name="gr8" draw:text-style-name="P5" draw:layer="layout" svg:width="21.9cm" svg:height="14.8cm" svg:x="65.5cm" svg:y="24.2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line draw:style-name="gr7" draw:text-style-name="P7" draw:layer="layout" svg:x1="65cm" svg:y1="31.9cm" svg:x2="41.9cm" svg:y2="57.2cm">
          <text:p/>
        </draw:line>
        <draw:frame draw:style-name="gr12" draw:text-style-name="P8" draw:layer="layout" svg:width="28.3cm" svg:height="3.5cm" svg:x="62.7cm" svg:y="5.7cm">
          <draw:text-box>
            <text:p text:style-name="P2"><text:span text:style-name="T8">Low-level data </text:span><text:span text:style-name="T8">structures </text:span><text:span text:style-name="T8">(primitive types, </text:span><text:span text:style-name="T8">structs, arrays) </text:span><text:span text:style-name="T8">identification</text:span></text:p>
          </draw:text-box>
        </draw:frame>
        <draw:frame draw:style-name="gr13" draw:text-style-name="P5" draw:layer="layout" svg:width="21.9cm" svg:height="3.956cm" svg:x="65.7cm" svg:y="9.2cm">
          <draw:text-box>
            <text:p text:style-name="P2"><text:span text:style-name="T1">Static Analysis </text:span><text:span text:style-name="T1">Techniques</text:span></text:p>
            <text:list text:style-name="L1">
              <text:list-item>
                <text:p text:style-name="P4"><text:span text:style-name="T4">Value Set Analysis</text:span></text:p>
              </text:list-item>
              <text:list-item>
                <text:p text:style-name="P4"><text:span text:style-name="T4">Aggregate Structure </text:span><text:span text:style-name="T4">Identification</text:span></text:p>
                <text:p text:style-name="P4"><text:span text:style-name="T4"/></text:p>
              </text:list-item>
            </text:list>
          </draw:text-box>
        </draw:frame>
        <draw:frame draw:style-name="gr14" draw:text-style-name="P5" draw:layer="layout" svg:width="21.9cm" svg:height="9.927cm" svg:x="65.4cm" svg:y="13.7cm">
          <draw:text-box>
            <text:p text:style-name="P2"><text:span text:style-name="T1">TIE </text:span><text:span text:style-name="T2">(2011)</text:span></text:p>
            <text:p text:style-name="P2"><text:span text:style-name="T9">[</text:span><text:span text:style-name="T1">NDSS’11] Proc. of the </text:span><text:span text:style-name="T1">18th Annual Network</text:span></text:p>
            <text:p text:style-name="P2"><text:span text:style-name="T1">&amp; Distributed System </text:span><text:span text:style-name="T1">Security Symposium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8" draw:text-style-name="P5" draw:layer="layout" svg:width="21.9cm" svg:height="14.8cm" svg:x="65.5cm" svg:y="24.2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8" draw:text-style-name="P5" draw:layer="layout" svg:width="21.9cm" svg:height="14.8cm" svg:x="65.5cm" svg:y="24.2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10" draw:text-style-name="P5" draw:layer="layout" svg:width="21.9cm" svg:height="12.129cm" svg:x="92cm" svg:y="33.2cm">
          <draw:text-box>
            <text:p text:style-name="P2"><text:span text:style-name="T1">dsOli </text:span><text:span text:style-name="T2">(2016)</text:span></text:p>
            <text:p text:style-name="P2"><text:span text:style-name="T7">(</text:span><text:span text:style-name="T1">D</text:span><text:span text:style-name="T2">ata </text:span><text:span text:style-name="T1">S</text:span><text:span text:style-name="T2">tructure </text:span><text:span text:style-name="T1">I</text:span><text:span text:style-name="T2">nvestigator</text:span><text:span text:style-name="T3">)</text:span></text:p>
            <text:p text:style-name="P2"><text:span text:style-name="T1">[ISSTA’16] Proceedings </text:span><text:span text:style-name="T1">of the 25th International </text:span><text:span text:style-name="T1">Symposium on </text:span><text:span text:style-name="T1">Software Testing and </text:span><text:span text:style-name="T1">Analysis, Saarbrücken, </text:span><text:span text:style-name="T1">Germany 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</draw:page>
      <draw:page draw:name="page2" draw:style-name="dp1" draw:master-page-name="Default">
        <draw:custom-shape draw:style-name="gr15" draw:text-style-name="P1" draw:layer="layout" svg:width="28.5cm" svg:height="71.8cm" svg:x="62.5cm" svg:y="13.05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1.9cm" svg:height="19.242cm" svg:x="11.4cm" svg:y="44.94cm">
          <draw:text-box>
            <text:p text:style-name="P2"><text:span text:style-name="T1">RDS </text:span><text:span text:style-name="T2">(2005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3"><text:span text:style-name="T1">MSP’05, Memory </text:span><text:span text:style-name="T1">Systems Performance </text:span><text:span text:style-name="T1">Workshop, Chicago, </text:span><text:span text:style-name="T1">USA</text:span></text:p>
            <text:p text:style-name="P4"><text:span text:style-name="T1">Methodology:</text:span></text:p>
            <text:p text:style-name="P4"><text:span text:style-name="T4">Builds</text:span><text:span text:style-name="T5"> </text:span><text:span text:style-name="T4">2 memory graphs (Unified </text:span><text:span text:style-name="T4">Shape Graph (USG) + Static </text:span><text:span text:style-name="T4">Shape Graph (SSG)). USG </text:span><text:span text:style-name="T4">consists of all dynamically </text:span><text:span text:style-name="T4">allocated memory chunks as </text:span><text:span text:style-name="T4">nodes. SSG consists of nodes </text:span><text:span text:style-name="T4">corresponding to static locations </text:span><text:span text:style-name="T4">of allocation call instructions in </text:span><text:span text:style-name="T4">the program binary. SCCs on the </text:span><text:span text:style-name="T4">SSG delineate separate data </text:span><text:span text:style-name="T4">structures. An array of trees </text:span><text:span text:style-name="T4">materialises into a graph on </text:span><text:span text:style-name="T4">USG. SSG can help separate </text:span><text:span text:style-name="T4">RDS of trees from those of </text:span><text:span text:style-name="T4">arrays.</text:span></text:p>
            <text:p><text:span text:style-name="T1">Implementation:</text:span><text:span text:style-name="T3"> </text:span><text:span text:style-name="T6">Binary </text:span><text:span text:style-name="T6">instrumentation with Intel’s PIN</text:span></text:p>
            <text:p><text:span text:style-name="T1">Experimental Result</text:span><text:span text:style-name="T3">: </text:span><text:span text:style-name="T6">SPEC2000, Olden. RDSP <text:s/></text:span><text:span text:style-name="T6">processes dynamic application </text:span><text:span text:style-name="T6">traces. Builds graphs and </text:span><text:span text:style-name="T6">calculates numbers of different </text:span><text:span text:style-name="T6">RDS and their lifetimes. No </text:span><text:span text:style-name="T6">precise identification is reported. </text:span><text:span text:style-name="T6">Numbers have not been </text:span><text:span text:style-name="T6">validated in any way.</text:span></text:p>
            <text:p><text:span text:style-name="T6"/></text:p>
          </draw:text-box>
        </draw:frame>
        <draw:frame draw:style-name="gr16" draw:text-style-name="P5" draw:layer="layout" svg:width="21.9cm" svg:height="29.279cm" svg:x="38.2cm" svg:y="44.7cm">
          <draw:text-box>
            <text:p text:style-name="P2"><text:span text:style-name="T1">DDT </text:span><text:span text:style-name="T2">(2009)</text:span></text:p>
            <text:p text:style-name="P2"><text:span text:style-name="T2">(</text:span><text:span text:style-name="T1">D</text:span><text:span text:style-name="T3">ata </text:span><text:span text:style-name="T1">S</text:span><text:span text:style-name="T3">tructure </text:span><text:span text:style-name="T1">D</text:span><text:span text:style-name="T3">etection </text:span><text:span text:style-name="T1">T</text:span><text:span text:style-name="T3">ool)</text:span></text:p>
            <text:p text:style-name="P2"><text:span text:style-name="T1">Workshop on Parallel </text:span><text:span text:style-name="T1">Execution of Sequential </text:span><text:span text:style-name="T1">Programs on Multicore </text:span><text:span text:style-name="T1">Architectures </text:span><text:span text:style-name="T1">(PESPMA'09) , June </text:span><text:span text:style-name="T1">2009.</text:span></text:p>
            <text:p text:style-name="P2"><text:span text:style-name="T1"/></text:p>
            <text:p text:style-name="P2"><text:span text:style-name="T1">MICRO’42 Proceedings </text:span><text:span text:style-name="T1">of the 42nd Annual </text:span><text:span text:style-name="T1">IEEE/ACM International </text:span><text:span text:style-name="T1">Symposium on </text:span><text:span text:style-name="T1">Microarchitecture</text:span></text:p>
            <text:p text:style-name="P4"><text:span text:style-name="T1"/></text:p>
            <text:p text:style-name="P4"><text:span text:style-name="T1">Input: </text:span><text:span text:style-name="T2">binary</text:span></text:p>
            <text:p text:style-name="P4"><text:span text:style-name="T1"/></text:p>
            <text:p text:style-name="P4"><text:span text:style-name="T1">Methodology: </text:span><text:span text:style-name="T2">builds</text:span><text:span text:style-name="T1"> </text:span><text:span text:style-name="T10">MG</text:span><text:span text:style-name="T11">, </text:span><text:span text:style-name="T12">builds Call Graph, </text:span><text:span text:style-name="T12">differentiates MG nodes </text:span><text:span text:style-name="T12">by </text:span><text:span text:style-name="T13">allocation-site-based</text:span><text:span text:style-name="T12"> </text:span><text:span text:style-name="T12">typing and node merging, </text:span></text:p>
            <text:p text:style-name="P4"><text:span text:style-name="T6"/></text:p>
            <text:p><text:span text:style-name="T1">Implementation:</text:span><text:span text:style-name="T3"> </text:span><text:span text:style-name="T6">LLVM</text:span></text:p>
            <text:p><text:span text:style-name="T6"/></text:p>
            <text:p><text:span text:style-name="T1">Weaknesses:</text:span><text:span text:style-name="T3"> </text:span></text:p>
            <text:list text:style-name="L1">
              <text:list-item>
                <text:p><text:span text:style-name="T14">allocation-site-based</text:span><text:span text:style-name="T3"> </text:span><text:span text:style-name="T3">nodes typing with a </text:span><text:span text:style-name="T3">complementary nodes </text:span><text:span text:style-name="T3">merging (accessed with </text:span><text:span text:style-name="T3">the same API function) </text:span><text:span text:style-name="T3">might not work in </text:span><text:span text:style-name="T3">general case</text:span></text:p>
              </text:list-item>
            </text:list>
            <text:p><text:span text:style-name="T1"/></text:p>
            <text:p><text:span text:style-name="T1">Experimental Result</text:span><text:span text:style-name="T3">: </text:span><text:span text:style-name="T3">GLib, Apache C++ </text:span><text:span text:style-name="T3">Standard Library, STLport </text:span></text:p>
            <text:p><text:span text:style-name="T6"/></text:p>
          </draw:text-box>
        </draw:frame>
        <draw:frame draw:style-name="gr4" draw:text-style-name="P5" draw:layer="layout" svg:width="19cm" svg:height="3.554cm" svg:x="4cm" svg:y="27.44cm">
          <draw:text-box>
            <text:p text:style-name="P2"><text:span text:style-name="T1">Memory profiling, </text:span><text:span text:style-name="T1">Profile-based </text:span><text:span text:style-name="T1">optimizations, memory </text:span><text:span text:style-name="T1">analysis</text:span></text:p>
            <text:p text:style-name="P2"><text:span text:style-name="T3"/></text:p>
          </draw:text-box>
        </draw:frame>
        <draw:frame draw:style-name="gr5" draw:text-style-name="P6" draw:layer="layout" svg:width="11.1cm" svg:height="3.6cm" svg:x="2.8cm" svg:y="35.74cm">
          <draw:text-box>
            <text:p text:style-name="P2"><text:span text:style-name="T2">Work at the granularity of </text:span><text:span text:style-name="T2">the individual load/store </text:span><text:span text:style-name="T2">operations</text:span></text:p>
          </draw:text-box>
        </draw:frame>
        <draw:frame draw:style-name="gr4" draw:text-style-name="P5" draw:layer="layout" svg:width="19cm" svg:height="3.554cm" svg:x="23.7cm" svg:y="30.94cm">
          <draw:text-box>
            <text:p text:style-name="P2"><text:span text:style-name="T1">Shape Analysis</text:span></text:p>
            <text:p text:style-name="P2"><text:span text:style-name="T3"/></text:p>
          </draw:text-box>
        </draw:frame>
        <draw:frame draw:style-name="gr6" draw:text-style-name="P6" draw:layer="layout" svg:width="11.1cm" svg:height="5.756cm" svg:x="30.5cm" svg:y="37.34cm">
          <draw:text-box>
            <text:p text:style-name="P2"><text:span text:style-name="T2">Conservative, cannot </text:span><text:span text:style-name="T2">operate on multiple </text:span><text:span text:style-name="T2">compilation units, </text:span><text:span text:style-name="T2">analysis time does not </text:span><text:span text:style-name="T2">scale well</text:span></text:p>
          </draw:text-box>
        </draw:frame>
        <draw:line draw:style-name="gr7" draw:text-style-name="P7" draw:layer="layout" svg:x1="43cm" svg:y1="32.84cm" svg:x2="49.6cm" svg:y2="44.04cm">
          <text:p/>
        </draw:line>
        <draw:line draw:style-name="gr7" draw:text-style-name="P7" draw:layer="layout" svg:x1="33.4cm" svg:y1="34.94cm" svg:x2="23.5cm" svg:y2="44.64cm">
          <text:p/>
        </draw:line>
        <draw:line draw:style-name="gr7" draw:text-style-name="P7" draw:layer="layout" svg:x1="13cm" svg:y1="31.64cm" svg:x2="20.6cm" svg:y2="44.74cm">
          <text:p/>
        </draw:line>
        <draw:frame draw:style-name="gr8" draw:text-style-name="P5" draw:layer="layout" svg:width="21.9cm" svg:height="14.8cm" svg:x="18.6cm" svg:y="72.6cm">
          <draw:text-box>
            <text:p text:style-name="P2"><text:span text:style-name="T1">MemPick </text:span><text:span text:style-name="T2">(2013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3">2013 20th Working </text:span><text:span text:style-name="T3">Conference on Reverse </text:span><text:span text:style-name="T3">Engineering (WCRE)</text:span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</text:span><text:span text:style-name="T6">real world applications, 16 </text:span><text:span text:style-name="T6">libraries.</text:span><text:span text:style-name="T3"> </text:span></text:p>
          </draw:text-box>
        </draw:frame>
        <draw:line draw:style-name="gr7" draw:text-style-name="P7" draw:layer="layout" svg:x1="21.7cm" svg:y1="65.04cm" svg:x2="28.6cm" svg:y2="72.24cm">
          <text:p/>
        </draw:line>
        <draw:line draw:style-name="gr7" draw:text-style-name="P7" draw:layer="layout" svg:x1="49.8cm" svg:y1="62.64cm" svg:x2="30.6cm" svg:y2="71.94cm">
          <text:p/>
        </draw:line>
        <draw:frame draw:style-name="gr4" draw:text-style-name="P5" draw:layer="layout" svg:width="19cm" svg:height="3.554cm" svg:x="1.6cm" svg:y="67.14cm">
          <draw:text-box>
            <text:p text:style-name="P2"><text:span text:style-name="T1">Forensics and Reverse </text:span><text:span text:style-name="T1">Engineering</text:span></text:p>
          </draw:text-box>
        </draw:frame>
        <draw:line draw:style-name="gr7" draw:text-style-name="P7" draw:layer="layout" svg:x1="10.5cm" svg:y1="71.64cm" svg:x2="17.4cm" svg:y2="78.84cm">
          <text:p/>
        </draw:line>
        <draw:frame draw:style-name="gr6" draw:text-style-name="P6" draw:layer="layout" svg:width="11.1cm" svg:height="5.756cm" svg:x="2.8cm" svg:y="74.34cm">
          <draw:text-box>
            <text:p text:style-name="P2"><text:span text:style-name="T2">Limited to the low level </text:span><text:span text:style-name="T2">programming constructs </text:span><text:span text:style-name="T2">such as individual </text:span><text:span text:style-name="T2">variables or structs</text:span></text:p>
          </draw:text-box>
        </draw:frame>
        <draw:frame draw:style-name="gr9" draw:text-style-name="P6" draw:layer="layout" svg:width="11.1cm" svg:height="3.554cm" svg:x="37.4cm" svg:y="64.684cm">
          <draw:text-box>
            <text:p text:style-name="P2"><text:span text:style-name="T2">Relies on the assumption </text:span><text:span text:style-name="T2">of interface functions</text:span></text:p>
          </draw:text-box>
        </draw:frame>
        <draw:frame draw:style-name="gr17" draw:text-style-name="P5" draw:layer="layout" svg:width="21.9cm" svg:height="15.432cm" svg:x="65.7cm" svg:y="61.054cm">
          <draw:text-box>
            <text:p text:style-name="P2"><text:span text:style-name="T1">Howard </text:span><text:span text:style-name="T2">(2011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1">Proceedings of the </text:span><text:span text:style-name="T1">Network and Distributed </text:span><text:span text:style-name="T1">System Security </text:span><text:span text:style-name="T1">Symposium, NDSS </text:span><text:span text:style-name="T1">2011, San Diego, </text:span><text:span text:style-name="T1">California, USA, 6th </text:span><text:span text:style-name="T1">February - 9th February </text:span><text:span text:style-name="T1">2011</text:span></text:p>
            <text:p text:style-name="P4"><text:span text:style-name="T1">Target: </text:span><text:span text:style-name="T4">stripped binaries</text:span></text:p>
            <text:p text:style-name="P4"><text:span text:style-name="T4"/></text:p>
            <text:p text:style-name="P4"><text:span text:style-name="T1">Methodology:</text:span></text:p>
            <text:p text:style-name="P4"><text:span text:style-name="T1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</text:span><text:span text:style-name="T6">real world applications, 16 </text:span><text:span text:style-name="T6">libraries.</text:span><text:span text:style-name="T3"> </text:span></text:p>
          </draw:text-box>
        </draw:frame>
        <draw:line draw:style-name="gr7" draw:text-style-name="P7" draw:layer="layout" svg:x1="63.8cm" svg:y1="54.354cm" svg:x2="42.1cm" svg:y2="65.754cm">
          <text:p/>
        </draw:line>
        <draw:frame draw:style-name="gr10" draw:text-style-name="P5" draw:layer="layout" svg:width="21.9cm" svg:height="12.129cm" svg:x="91.7cm" svg:y="69.1cm">
          <draw:text-box>
            <text:p text:style-name="P2"><text:span text:style-name="T1">DSI </text:span><text:span text:style-name="T2">(2016)</text:span></text:p>
            <text:p text:style-name="P2"><text:span text:style-name="T7">(</text:span><text:span text:style-name="T1">D</text:span><text:span text:style-name="T2">ata </text:span><text:span text:style-name="T1">S</text:span><text:span text:style-name="T2">tructure </text:span><text:span text:style-name="T1">I</text:span><text:span text:style-name="T2">nvestigator</text:span><text:span text:style-name="T3">)</text:span></text:p>
            <text:p text:style-name="P2"><text:span text:style-name="T1">[ISSTA’16] Proceedings </text:span><text:span text:style-name="T1">of the 25th International </text:span><text:span text:style-name="T1">Symposium on </text:span><text:span text:style-name="T1">Software Testing and </text:span><text:span text:style-name="T1">Analysis, Saarbrücken, </text:span><text:span text:style-name="T1">Germany 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11" draw:text-style-name="P5" draw:layer="layout" svg:width="21.9cm" svg:height="13.23cm" svg:x="73.2cm" svg:y="93.67cm">
          <draw:text-box>
            <text:p text:style-name="P2"><text:span text:style-name="T1">DSIbin </text:span><text:span text:style-name="T2">(2017)</text:span></text:p>
            <text:p text:style-name="P2"><text:span text:style-name="T2">()</text:span></text:p>
            <text:p text:style-name="P2"><text:span text:style-name="T1">[ASE’17] Proceedings </text:span><text:span text:style-name="T1">of the 32nd IEEE/ACM </text:span><text:span text:style-name="T1">International </text:span><text:span text:style-name="T1">Conference on </text:span><text:span text:style-name="T1">Automated Software </text:span><text:span text:style-name="T1">Engineering, Urbana-</text:span><text:span text:style-name="T1">Champaign, IL, USA</text:span></text:p>
            <text:p text:style-name="P4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line draw:style-name="gr7" draw:text-style-name="P7" draw:layer="layout" svg:x1="102.3cm" svg:y1="81.9cm" svg:x2="89cm" svg:y2="93.3cm">
          <text:p/>
        </draw:line>
        <draw:line draw:style-name="gr7" draw:text-style-name="P7" draw:layer="layout" svg:x1="74.8cm" svg:y1="77.5cm" svg:x2="79.3cm" svg:y2="93.1cm">
          <text:p/>
        </draw:line>
        <draw:line draw:style-name="gr7" draw:text-style-name="P7" draw:layer="layout" svg:x1="33.427cm" svg:y1="34.914cm" svg:x2="29.4cm" svg:y2="71.94cm">
          <text:p/>
        </draw:line>
        <draw:frame draw:style-name="gr5" draw:text-style-name="P6" draw:layer="layout" svg:width="11.1cm" svg:height="3.6cm" svg:x="24.1cm" svg:y="64.74cm">
          <draw:text-box>
            <text:p text:style-name="P2"><text:span text:style-name="T2">Provably undecidable, </text:span><text:span text:style-name="T2">conservative, has not </text:span><text:span text:style-name="T2">been widely adapted</text:span></text:p>
          </draw:text-box>
        </draw:frame>
        <draw:frame draw:style-name="gr6" draw:text-style-name="P6" draw:layer="layout" svg:width="11.1cm" svg:height="5.756cm" svg:x="48.7cm" svg:y="66.94cm">
          <draw:text-box>
            <text:p text:style-name="P2"><text:span text:style-name="T2">High accuracy, do not </text:span><text:span text:style-name="T2">provide any information </text:span><text:span text:style-name="T2">about high-level data </text:span><text:span text:style-name="T2">structures (lists, trees, </text:span><text:span text:style-name="T2">etc.)</text:span></text:p>
          </draw:text-box>
        </draw:frame>
        <draw:frame draw:style-name="gr8" draw:text-style-name="P5" draw:layer="layout" svg:width="21.9cm" svg:height="14.8cm" svg:x="65.5cm" svg:y="31.854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line draw:style-name="gr7" draw:text-style-name="P7" draw:layer="layout" svg:x1="65cm" svg:y1="39.554cm" svg:x2="41.9cm" svg:y2="64.854cm">
          <text:p/>
        </draw:line>
        <draw:frame draw:style-name="gr12" draw:text-style-name="P8" draw:layer="layout" svg:width="28.3cm" svg:height="3.5cm" svg:x="62.7cm" svg:y="13.354cm">
          <draw:text-box>
            <text:p text:style-name="P2"><text:span text:style-name="T8">Low-level data </text:span><text:span text:style-name="T8">structures </text:span><text:span text:style-name="T8">(primitive types, </text:span><text:span text:style-name="T8">structs, arrays) </text:span><text:span text:style-name="T8">identification</text:span></text:p>
          </draw:text-box>
        </draw:frame>
        <draw:frame draw:style-name="gr13" draw:text-style-name="P5" draw:layer="layout" svg:width="21.9cm" svg:height="3.956cm" svg:x="65.7cm" svg:y="16.854cm">
          <draw:text-box>
            <text:p text:style-name="P2"><text:span text:style-name="T1">Static Analysis </text:span><text:span text:style-name="T1">Techniques</text:span></text:p>
            <text:list text:style-name="L1">
              <text:list-item>
                <text:p text:style-name="P4"><text:span text:style-name="T4">Value Set Analysis</text:span></text:p>
              </text:list-item>
              <text:list-item>
                <text:p text:style-name="P4"><text:span text:style-name="T4">Aggregate Structure </text:span><text:span text:style-name="T4">Identification</text:span></text:p>
                <text:p text:style-name="P4"><text:span text:style-name="T4"/></text:p>
              </text:list-item>
            </text:list>
          </draw:text-box>
        </draw:frame>
        <draw:frame draw:style-name="gr14" draw:text-style-name="P5" draw:layer="layout" svg:width="21.9cm" svg:height="9.927cm" svg:x="65.4cm" svg:y="21.354cm">
          <draw:text-box>
            <text:p text:style-name="P2"><text:span text:style-name="T1">TIE </text:span><text:span text:style-name="T2">(2011)</text:span></text:p>
            <text:p text:style-name="P2"><text:span text:style-name="T9">[</text:span><text:span text:style-name="T1">NDSS’11] Proc. of the </text:span><text:span text:style-name="T1">18th Annual Network</text:span></text:p>
            <text:p text:style-name="P2"><text:span text:style-name="T1">&amp; Distributed System </text:span><text:span text:style-name="T1">Security Symposium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8" draw:text-style-name="P5" draw:layer="layout" svg:width="21.9cm" svg:height="14.8cm" svg:x="65.5cm" svg:y="31.854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8" draw:text-style-name="P5" draw:layer="layout" svg:width="21.9cm" svg:height="14.8cm" svg:x="65.5cm" svg:y="31.854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/>
            <text:p text:style-name="P4"><text:span text:style-name="T1">Methodology</text:span></text:p>
            <text:p text:style-name="P4"><text:span text:style-name="T1"/></text:p>
          </draw:text-box>
        </draw:frame>
        <draw:frame draw:style-name="gr18" draw:text-style-name="P6" draw:layer="layout" svg:width="11.1cm" svg:height="4.655cm" svg:x="40.6cm" svg:y="36.44cm">
          <draw:text-box>
            <text:p text:style-name="P2"><text:span text:style-name="T2">Most well known, but </text:span><text:span text:style-name="T2">provably undecidable and </text:span><text:span text:style-name="T2">thus necessarily </text:span><text:span text:style-name="T2">conservative</text:span></text:p>
          </draw:text-box>
        </draw:frame>
        <draw:frame draw:style-name="gr4" draw:text-style-name="P5" draw:layer="layout" svg:width="19cm" svg:height="3.554cm" svg:x="40.4cm" svg:y="25.986cm">
          <draw:text-box>
            <text:p text:style-name="P2"><text:span text:style-name="T1">Forensics </text:span></text:p>
            <text:p text:style-name="P2"><text:span text:style-name="T1">&amp; </text:span></text:p>
            <text:p text:style-name="P2"><text:span text:style-name="T1">Reverse engineering</text:span></text:p>
          </draw:text-box>
        </draw:frame>
        <draw:line draw:style-name="gr7" draw:text-style-name="P7" draw:layer="layout" svg:x1="50.2cm" svg:y1="29.64cm" svg:x2="50.3cm" svg:y2="44.14cm">
          <text:p/>
        </draw:line>
        <draw:frame draw:style-name="gr6" draw:text-style-name="P6" draw:layer="layout" svg:width="11.1cm" svg:height="5.756cm" svg:x="44.8cm" svg:y="30.884cm">
          <draw:text-box>
            <text:p text:style-name="P2"><text:span text:style-name="T2">Most well known, but </text:span><text:span text:style-name="T2">provably undecidable and </text:span><text:span text:style-name="T2">thus necessarily </text:span><text:span text:style-name="T2">conservative</text:span></text:p>
          </draw:text-box>
        </draw:frame>
        <draw:line draw:style-name="gr7" draw:text-style-name="P7" draw:layer="layout" svg:x1="33.5cm" svg:y1="53.74cm" svg:x2="38.1cm" svg:y2="54.14cm">
          <text:p/>
        </draw:line>
        <draw:frame draw:style-name="gr19" draw:text-style-name="P5" draw:layer="layout" svg:width="21.9cm" svg:height="20.704cm" svg:x="20.3cm" svg:y="4.096cm">
          <draw:text-box>
            <text:p text:style-name="P2"><text:span text:style-name="T1">Abstract Dekker’s </text:span><text:span text:style-name="T2">(1994)</text:span></text:p>
            <text:p text:style-name="P2"><text:span text:style-name="T2">(</text:span><text:span text:style-name="T1">D</text:span><text:span text:style-name="T3">ata </text:span><text:span text:style-name="T1">S</text:span><text:span text:style-name="T3">tructure </text:span><text:span text:style-name="T1">D</text:span><text:span text:style-name="T3">etection </text:span><text:span text:style-name="T1">T</text:span><text:span text:style-name="T3">ool)</text:span></text:p>
            <text:p text:style-name="P2"><text:span text:style-name="T1">Workshop on Parallel </text:span><text:span text:style-name="T1">Execution of Sequential </text:span><text:span text:style-name="T1">Programs on Multicore </text:span><text:span text:style-name="T1">Architectures </text:span><text:span text:style-name="T1">(PESPMA'09) , June </text:span><text:span text:style-name="T1">2009.</text:span></text:p>
            <text:p text:style-name="P2"><text:span text:style-name="T1"/></text:p>
            <text:p text:style-name="P2"><text:span text:style-name="T1">MICRO’42 Proceedings </text:span><text:span text:style-name="T1">of the 42nd Annual </text:span><text:span text:style-name="T1">IEEE/ACM International </text:span><text:span text:style-name="T1">Symposium on </text:span><text:span text:style-name="T1">Microarchitecture</text:span></text:p>
            <text:p text:style-name="P4"><text:span text:style-name="T1"/></text:p>
            <text:p text:style-name="P4"><text:span text:style-name="T1">Input: </text:span><text:span text:style-name="T2">binary</text:span></text:p>
            <text:p text:style-name="P4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text:span text:style-name="T3"> </text:span><text:span text:style-name="T6">LLVM</text:span></text:p>
            <text:p><text:span text:style-name="T1"/></text:p>
            <text:p><text:span text:style-name="T1">Experimental Result</text:span><text:span text:style-name="T3">: </text:span><text:span text:style-name="T3">GLib, Apache C++ </text:span><text:span text:style-name="T3">Standard Library, STLport </text:span></text:p>
            <text:p><text:span text:style-name="T6"/></text:p>
          </draw:text-box>
        </draw:frame>
        <draw:line draw:style-name="gr7" draw:text-style-name="P7" draw:layer="layout" svg:x1="42.5cm" svg:y1="12.2cm" svg:x2="53.3cm" svg:y2="44.2cm">
          <text:p/>
        </draw:line>
        <draw:frame draw:style-name="gr6" draw:text-style-name="P6" draw:layer="layout" svg:width="11.1cm" svg:height="5.756cm" svg:x="44.5cm" svg:y="16.344cm">
          <draw:text-box>
            <text:p text:style-name="P2"><text:span text:style-name="T2">Relies on its abilities at </text:span><text:span text:style-name="T2">the parse tree level, does </text:span><text:span text:style-name="T2">not require source code </text:span><text:span text:style-name="T2">access</text:span></text:p>
          </draw:text-box>
        </draw:frame>
        <draw:frame draw:style-name="gr20" draw:text-style-name="P9" draw:layer="layout" svg:width="21.9cm" svg:height="23.8cm" svg:x="1cm" svg:y="95.2cm">
          <draw:text-box>
            <text:p text:style-name="P2"><text:span text:style-name="T15">Memory Graph (MG)</text:span></text:p>
            <text:p text:style-name="P4"><text:span text:style-name="T1">Nodes: </text:span><text:span text:style-name="T2">add new nodes </text:span><text:span text:style-name="T2">to the graph on dynamic </text:span><text:span text:style-name="T2">memory allocations, </text:span><text:span text:style-name="T2">remove graph nodes on </text:span><text:span text:style-name="T2">deallocations</text:span></text:p>
            <text:p text:style-name="P4"><text:span text:style-name="T1">Edges: </text:span><text:span text:style-name="T2">store instructions </text:span><text:span text:style-name="T2">(with destination and </text:span><text:span text:style-name="T2">source operands being </text:span><text:span text:style-name="T2">addresses pointing to </text:span><text:span text:style-name="T2">locations withing </text:span><text:span text:style-name="T2">previously allocated </text:span><text:span text:style-name="T2">memory nodes/NULL </text:span><text:span text:style-name="T2">values) create/remove </text:span><text:span text:style-name="T2">MG edges</text:span></text:p>
            <text:p text:style-name="P4"><text:span text:style-name="T1">Limitations: </text:span></text:p>
            <text:list text:style-name="L1">
              <text:list-item>
                <text:p text:style-name="P4"><text:span text:style-name="T2">Composite data </text:span><text:span text:style-name="T2">structures (like array of </text:span><text:span text:style-name="T2">binary trees) chunk up </text:span><text:span text:style-name="T2">in the single graph and </text:span><text:span text:style-name="T2">are hard to distinguish, </text:span><text:span text:style-name="T2">data structure overlays </text:span><text:span text:style-name="T2">suffer from the same </text:span><text:span text:style-name="T2">problem</text:span></text:p>
              </text:list-item>
              <text:list-item>
                <text:p text:style-name="P4"><text:span text:style-name="T2">Multiple data structure </text:span><text:span text:style-name="T2">nodes allocated in the </text:span><text:span text:style-name="T2">same memory chunk </text:span><text:span text:style-name="T2">are undistinguishable</text:span></text:p>
              </text:list-item>
              <text:list-item>
                <text:p text:style-name="P4"><text:span text:style-name="T2">Graphs evolve during a </text:span><text:span text:style-name="T2">program execution, data </text:span><text:span text:style-name="T2">structure manipulation </text:span><text:span text:style-name="T2">operations break graph </text:span><text:span text:style-name="T2">invariant properties </text:span></text:p>
              </text:list-item>
            </text:list>
            <text:p text:style-name="P4"><text:span text:style-name="T6"/></text:p>
          </draw:text-box>
        </draw:frame>
      </draw:page>
      <draw:page draw:name="page3" draw:style-name="dp1" draw:master-page-name="Default">
        <draw:custom-shape draw:style-name="gr21" draw:text-style-name="P1" draw:layer="layout" svg:width="58.5cm" svg:height="165.4cm" svg:x="1.8cm" svg:y="6.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59.5cm" svg:height="171.9cm" svg:x="1.2cm" svg:y="1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43.4cm" svg:height="47.9cm" svg:x="60.9cm" svg:y="1.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0" draw:layer="layout" svg:width="43.4cm" svg:height="95cm" svg:x="60.9cm" svg:y="78.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2.6cm" svg:height="41.9cm" svg:x="61.3cm" svg:y="6.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43.4cm" svg:height="29cm" svg:x="60.9cm" svg:y="49.5cm">
          <text:p/>
          <draw:enhanced-geometry svg:viewBox="0 0 21600 21600" draw:type="rectangle" draw:enhanced-path="M 0 0 L 21600 0 21600 21600 0 21600 0 0 Z N"/>
        </draw:custom-shape>
        <draw:frame draw:style-name="gr27" draw:text-style-name="P11" draw:layer="layout" svg:width="43.3cm" svg:height="4.501cm" svg:x="60.9cm" svg:y="49.6cm">
          <draw:text-box>
            <text:p text:style-name="P2"><text:span text:style-name="T16">Low-level data </text:span><text:span text:style-name="T16">structures (primitive </text:span><text:span text:style-name="T16">types, structs, arrays) </text:span><text:span text:style-name="T16">identification</text:span></text:p>
          </draw:text-box>
        </draw:frame>
        <draw:frame draw:style-name="gr28" draw:text-style-name="P11" draw:layer="layout" svg:width="103.1cm" svg:height="5.3cm" svg:x="1cm" svg:y="1.8cm">
          <draw:text-box>
            <text:p text:style-name="P2"><text:span text:style-name="T16">High-level data structures (arrays, linked-lists, trees, </text:span></text:p>
            <text:p text:style-name="P2"><text:span text:style-name="T16">hash-tables, graphs, etc.) identification</text:span></text:p>
          </draw:text-box>
        </draw:frame>
        <draw:frame draw:style-name="gr29" draw:text-style-name="P5" draw:layer="layout" svg:width="21.9cm" svg:height="34.702cm" svg:x="33.7cm" svg:y="20.8cm">
          <draw:text-box>
            <text:p text:style-name="P2"><text:span text:style-name="T1">DDT </text:span><text:span text:style-name="T2">(2009)</text:span></text:p>
            <text:p text:style-name="P2"><text:span text:style-name="T2">(</text:span><text:span text:style-name="T1">D</text:span><text:span text:style-name="T3">ata </text:span><text:span text:style-name="T1">S</text:span><text:span text:style-name="T3">tructure </text:span><text:span text:style-name="T1">D</text:span><text:span text:style-name="T3">etection </text:span><text:span text:style-name="T1">T</text:span><text:span text:style-name="T3">ool)</text:span></text:p>
            <text:p text:style-name="P2"><text:span text:style-name="T1">Workshop on Parallel Execution of Sequential Programs on Multicore Architectures (PESPMA'09) , June 2009.</text:span></text:p>
            <text:p text:style-name="P2"><text:span text:style-name="T1"/></text:p>
            <text:p text:style-name="P2"><text:span text:style-name="T1">MICRO’42 Proceedings of the 42nd Annual IEEE/ACM International Symposium on Microarchitecture</text:span></text:p>
            <text:p text:style-name="P4"><text:span text:style-name="T1"/></text:p>
            <text:p text:style-name="P4"><text:span text:style-name="T1">Input: </text:span><text:span text:style-name="T17">LLVM IR, but can work with binaries</text:span></text:p>
            <text:p text:style-name="P4"><text:span text:style-name="T1">Methodology: </text:span></text:p>
            <text:list text:style-name="L1">
              <text:list-item>
                <text:p text:style-name="P4"><text:span text:style-name="T17">Builds</text:span><text:span text:style-name="T18"> </text:span><text:span text:style-name="T19">MG</text:span><text:span text:style-name="T20">, differentiates MG nodes by </text:span><text:span text:style-name="T21">allocation-site-based</text:span><text:span text:style-name="T20"> typing and node merging, assigns types to MG edges (</text:span><text:span text:style-name="T21">child</text:span><text:span text:style-name="T20">, </text:span><text:span text:style-name="T21">foreign</text:span><text:span text:style-name="T20">, </text:span><text:span text:style-name="T21">data</text:span><text:span text:style-name="T20">)</text:span></text:p>
              </text:list-item>
              <text:list-item>
                <text:p text:style-name="P4"><text:span text:style-name="T20">Builds Call Graph and identifies data structure iface functions</text:span></text:p>
              </text:list-item>
              <text:list-item>
                <text:p text:style-name="P4"><text:span text:style-name="T20">Gathers MG and iface function invariants with </text:span><text:span text:style-name="T22">Daikon</text:span><text:span text:style-name="T20"> tool</text:span></text:p>
              </text:list-item>
              <text:list-item>
                <text:p text:style-name="P4"><text:span text:style-name="T20">Uses hand-built decision tree to match identified invariants against reference data structure libraries (top-down: MG shape, iface </text:span><text:span text:style-name="T20">function set and its invariants)</text:span></text:p>
              </text:list-item>
            </text:list>
            <text:p text:style-name="P4"><text:span text:style-name="T1">Implementation:</text:span><text:span text:style-name="T3"> </text:span><text:span text:style-name="T23">LLVM</text:span></text:p>
            <text:p><text:span text:style-name="T1">Weaknesses:</text:span><text:span text:style-name="T3"> </text:span></text:p>
            <text:list text:continue-numbering="true" text:style-name="L1">
              <text:list-item>
                <text:p><text:span text:style-name="T24">allocation-site-based</text:span><text:span text:style-name="T25"> node typing with a complementary node merging (accessed with the same API function) might not work in general </text:span><text:span text:style-name="T25">case</text:span></text:p>
              </text:list-item>
              <text:list-item>
                <text:p><text:span text:style-name="T25">Assumption of Iface functions does not hold with optimizations and legacy non-structured code</text:span></text:p>
              </text:list-item>
            </text:list>
            <text:p><text:span text:style-name="T1">Experimental Result</text:span><text:span text:style-name="T3">: </text:span><text:span text:style-name="T25">Correctly recognised vector, deque, linked-list, set (red-black tree) implementations in several different data </text:span><text:span text:style-name="T25">structure libraries GLib, Apache C++ Standard Library, STLport</text:span></text:p>
          </draw:text-box>
        </draw:frame>
        <draw:frame draw:style-name="gr30" draw:text-style-name="P5" draw:layer="layout" svg:width="21.9cm" svg:height="32.6cm" svg:x="34.7cm" svg:y="67.6cm">
          <draw:text-box>
            <text:p text:style-name="P2"><text:span text:style-name="T1">MemPick </text:span><text:span text:style-name="T2">(2013)</text:span></text:p>
            <text:p text:style-name="P2"><text:span text:style-name="T2">(</text:span><text:span text:style-name="T3">)</text:span></text:p>
            <text:p text:style-name="P2"><text:span text:style-name="T3">2013 20th Working </text:span><text:span text:style-name="T3">Conference on Reverse </text:span><text:span text:style-name="T3">Engineering (WCRE)</text:span></text:p>
            <text:p text:style-name="P4"><text:span text:style-name="T1">Input: </text:span><text:span text:style-name="T2">stripped binaries</text:span></text:p>
            <text:p text:style-name="P4"><text:span text:style-name="T1">Methodology:</text:span></text:p>
            <text:list text:style-name="L1">
              <text:list-item>
                <text:p text:style-name="P4"><text:span text:style-name="T4">Builds </text:span><text:span text:style-name="T26">MG</text:span></text:p>
              </text:list-item>
              <text:list-item>
                <text:p text:style-name="P4"><text:span text:style-name="T27">Tagging MG with type </text:span><text:span text:style-name="T27">information (</text:span><text:span text:style-name="T28">src</text:span><text:span text:style-name="T27"> and </text:span><text:span text:style-name="T28">dst</text:span><text:span text:style-name="T27"> objects </text:span><text:span text:style-name="T27">of the same instruction get the </text:span><text:span text:style-name="T27">same type + uses offsets)</text:span></text:p>
              </text:list-item>
              <text:list-item>
                <text:p text:style-name="P4"><text:span text:style-name="T27">Split MG based on data </text:span><text:span text:style-name="T27">structure types</text:span></text:p>
              </text:list-item>
              <text:list-item>
                <text:p text:style-name="P4"><text:span text:style-name="T29">MG shape analysis: find </text:span><text:span text:style-name="T29">minimal set of offsets </text:span><text:span text:style-name="T29">{p</text:span><text:span text:style-name="T30">1</text:span><text:span text:style-name="T31">,p</text:span><text:span text:style-name="T30">2</text:span><text:span text:style-name="T31">,p</text:span><text:span text:style-name="T30">3</text:span><text:span text:style-name="T31">,..,p</text:span><text:span text:style-name="T30">n</text:span><text:span text:style-name="T27">}, that still keeps </text:span><text:span text:style-name="T27">DS connected and separate DS </text:span><text:span text:style-name="T27">sub-structures</text:span></text:p>
              </text:list-item>
              <text:list-item>
                <text:p text:style-name="P4"><text:span text:style-name="T27">Classify sub-structures by their </text:span><text:span text:style-name="T27">shape (#nodes in and out)</text:span></text:p>
              </text:list-item>
              <text:list-item>
                <text:p text:style-name="P4"><text:span text:style-name="T27">Refinement of special cases </text:span><text:span text:style-name="T27">(recursive tree height </text:span><text:span text:style-name="T27">calculation)</text:span></text:p>
              </text:list-item>
            </text:list>
            <text:p text:style-name="P12"><text:span text:style-name="T1">Implementation: </text:span><text:span text:style-name="T32">I</text:span><text:span text:style-name="T33">ntel Pin</text:span></text:p>
            <text:p text:style-name="P13"><text:span text:style-name="T1">Weaknesses:</text:span></text:p>
            <text:list text:continue-numbering="true" text:style-name="L1">
              <text:list-item>
                <text:p text:style-name="P13"><text:span text:style-name="T4">Based solely on the shape of </text:span><text:span text:style-name="T4">data structures not their </text:span><text:span text:style-name="T4">contents (MemPick cannot tell </text:span><text:span text:style-name="T4">whether a binary tree is a </text:span><text:span text:style-name="T4">search tree or not)</text:span></text:p>
              </text:list-item>
              <text:list-item>
                <text:p text:style-name="P13"><text:span text:style-name="T4">As all dynamic techniques, </text:span><text:span text:style-name="T4">MemPick is limited by the code </text:span><text:span text:style-name="T4">coverage of its profiler runs</text:span></text:p>
              </text:list-item>
              <text:list-item>
                <text:p text:style-name="P13"><text:span text:style-name="T4">MG node tagging might trigger </text:span><text:span text:style-name="T4">false positives</text:span></text:p>
              </text:list-item>
              <text:list-item>
                <text:p text:style-name="P13"><text:span text:style-name="T4">Examines MG snapshots at </text:span><text:span text:style-name="T4">“quiescent” time periods – need </text:span><text:span text:style-name="T4">to catch them precisely (gaps </text:span><text:span text:style-name="T4">between DS modifications in </text:span><text:span text:style-name="T4">the number of instructions)</text:span></text:p>
              </text:list-item>
              <text:list-item>
                <text:p text:style-name="P13"><text:span text:style-name="T4">MG shape analysis is based on </text:span><text:span text:style-name="T4">heap buffer offsets – won’t </text:span><text:span text:style-name="T4">handle multiple nodes per heap </text:span><text:span text:style-name="T4">buffer</text:span></text:p>
              </text:list-item>
            </text:list>
            <text:p><text:span text:style-name="T1">Experimental Result:</text:span></text:p>
            <text:list text:continue-numbering="true" text:style-name="L1">
              <text:list-item>
                <text:p><text:span text:style-name="T4">16 popular DS libraries: </text:span><text:span text:style-name="T4">boost:container, clibutils, GLib, </text:span><text:span text:style-name="T4">GDSL, STL, STLport, etc.</text:span></text:p>
              </text:list-item>
              <text:list-item>
                <text:p><text:span text:style-name="T4">10 real-world applications: </text:span><text:span text:style-name="T4">clang, chromium, Lighttpd, etc. </text:span><text:span text:style-name="T4">(MemPick finishes withing 1 </text:span><text:span text:style-name="T4">hour), </text:span></text:p>
              </text:list-item>
            </text:list>
          </draw:text-box>
        </draw:frame>
        <draw:line draw:style-name="gr7" draw:text-style-name="P7" draw:layer="layout" svg:x1="44.6cm" svg:y1="56.5cm" svg:x2="45.3cm" svg:y2="67.2cm">
          <text:p/>
        </draw:line>
        <draw:frame draw:style-name="gr31" draw:text-style-name="P14" draw:layer="layout" svg:width="11.9cm" svg:height="10.482cm" svg:x="45.7cm" svg:y="56.118cm">
          <draw:text-box>
            <text:list text:style-name="L1">
              <text:list-item>
                <text:p text:style-name="P4"><text:span text:style-name="T34">Elegant, the most powerful to </text:span><text:span text:style-name="T34">date, accurately detects data </text:span><text:span text:style-name="T34">structures and the functions that </text:span><text:span text:style-name="T34">manipulate them</text:span></text:p>
              </text:list-item>
              <text:list-item>
                <text:p text:style-name="P4"><text:span text:style-name="T35">Limited by iface functions </text:span><text:span text:style-name="T35">assumption</text:span></text:p>
              </text:list-item>
              <text:list-item>
                <text:p text:style-name="P4"><text:span text:style-name="T35">Do not address overlapping data </text:span><text:span text:style-name="T35">structures (like a linked-list, that </text:span><text:span text:style-name="T35">connects the nodes of a tree)</text:span></text:p>
              </text:list-item>
              <text:list-item>
                <text:p text:style-name="P4"><text:span text:style-name="T35">Node typing system based on the </text:span><text:span text:style-name="T35">same memory allocation sites </text:span><text:span text:style-name="T35">and iface functions</text:span></text:p>
              </text:list-item>
            </text:list>
            <text:p text:style-name="P2"><text:span text:style-name="T34"/></text:p>
          </draw:text-box>
        </draw:frame>
        <draw:frame draw:style-name="gr20" draw:text-style-name="P9" draw:layer="layout" svg:width="21.9cm" svg:height="23.8cm" svg:x="1.5cm" svg:y="175.7cm">
          <draw:text-box>
            <text:p text:style-name="P2"><text:span text:style-name="T15">Memory Graph (MG)</text:span></text:p>
            <text:p text:style-name="P4"><text:span text:style-name="T1">Nodes: </text:span><text:span text:style-name="T2">add new nodes </text:span><text:span text:style-name="T2">to the graph on dynamic </text:span><text:span text:style-name="T2">memory allocations, </text:span><text:span text:style-name="T2">remove graph nodes on </text:span><text:span text:style-name="T2">deallocations</text:span></text:p>
            <text:p text:style-name="P4"><text:span text:style-name="T1">Edges: </text:span><text:span text:style-name="T2">store instructions </text:span><text:span text:style-name="T2">(with destination and </text:span><text:span text:style-name="T2">source operands being </text:span><text:span text:style-name="T2">addresses pointing to </text:span><text:span text:style-name="T2">locations withing </text:span><text:span text:style-name="T2">previously allocated </text:span><text:span text:style-name="T2">memory nodes/NULL </text:span><text:span text:style-name="T2">values) create/remove </text:span><text:span text:style-name="T2">MG edges</text:span></text:p>
            <text:p text:style-name="P4"><text:span text:style-name="T1">Limitations: </text:span></text:p>
            <text:list text:style-name="L1">
              <text:list-item>
                <text:p text:style-name="P4"><text:span text:style-name="T2">Composite data </text:span><text:span text:style-name="T2">structures (like array of </text:span><text:span text:style-name="T2">binary trees) chunk up </text:span><text:span text:style-name="T2">in the single graph and </text:span><text:span text:style-name="T2">are hard to distinguish, </text:span><text:span text:style-name="T2">data structure overlays </text:span><text:span text:style-name="T2">suffer from the same </text:span><text:span text:style-name="T2">problem</text:span></text:p>
              </text:list-item>
              <text:list-item>
                <text:p text:style-name="P4"><text:span text:style-name="T2">Multiple data structure </text:span><text:span text:style-name="T2">nodes allocated in the </text:span><text:span text:style-name="T2">same memory chunk </text:span><text:span text:style-name="T2">are undistinguishable</text:span></text:p>
              </text:list-item>
              <text:list-item>
                <text:p text:style-name="P4"><text:span text:style-name="T2">Graphs evolve during a </text:span><text:span text:style-name="T2">program execution, data </text:span><text:span text:style-name="T2">structure manipulation </text:span><text:span text:style-name="T2">operations break graph </text:span><text:span text:style-name="T2">invariant properties </text:span></text:p>
              </text:list-item>
            </text:list>
            <text:p text:style-name="P4"><text:span text:style-name="T6"/></text:p>
          </draw:text-box>
        </draw:frame>
        <draw:frame draw:style-name="gr32" draw:text-style-name="P5" draw:layer="layout" svg:width="21.9cm" svg:height="32.728cm" svg:x="61.9cm" svg:y="15.4cm">
          <draw:text-box>
            <text:p text:style-name="P2"><text:span text:style-name="T1">Shape Analysis</text:span></text:p>
            <text:p text:style-name="P2"><text:span text:style-name="T2">(</text:span><text:span text:style-name="T3">)</text:span></text:p>
            <text:p text:style-name="P2"><text:span text:style-name="T3"/></text:p>
            <text:p text:style-name="P4"><text:span text:style-name="T1">Input: </text:span></text:p>
            <text:p text:style-name="P4"><text:span text:style-name="T1">Methodology:</text:span></text:p>
            <text:list text:style-name="L1">
              <text:list-item>
                <text:p text:style-name="P4"><text:span text:style-name="T4">These are among the oldest and most well known </text:span><text:span text:style-name="T4">techniques.</text:span></text:p>
              </text:list-item>
              <text:list-item>
                <text:p text:style-name="P4"><text:span text:style-name="T36">Three-valued logic.</text:span><text:span text:style-name="T4"> The technique proposes a construction </text:span><text:span text:style-name="T4">of a mathematical model consisting of logical predicate </text:span><text:span text:style-name="T4">expressions.</text:span></text:p>
              </text:list-item>
              <text:list-item>
                <text:p text:style-name="P4"><text:span text:style-name="T4">The latter correspond to certain pointer operating imperative </text:span><text:span text:style-name="T4">language program</text:span></text:p>
              </text:list-item>
              <text:list-item>
                <text:p text:style-name="P4"><text:span text:style-name="T4">statements. Abstract interpretation of these statements leads </text:span><text:span text:style-name="T4">to a construction</text:span></text:p>
              </text:list-item>
              <text:list-item>
                <text:p text:style-name="P4"><text:span text:style-name="T4">of sets of shape graphs at various program points. Shape </text:span><text:span text:style-name="T4">graphs approximate</text:span></text:p>
              </text:list-item>
              <text:list-item>
                <text:p text:style-name="P4"><text:span text:style-name="T4">the possible states of heap-allocated linked data structures </text:span><text:span text:style-name="T4">and answer the ques-</text:span></text:p>
              </text:list-item>
              <text:list-item>
                <text:p text:style-name="P4"><text:span text:style-name="T4">tions such as node reachability, data structure disjointness, </text:span><text:span text:style-name="T4">cyclicity, etc. The</text:span></text:p>
              </text:list-item>
              <text:list-item>
                <text:p text:style-name="P4"><text:span text:style-name="T4">major limitation of these simplified mathematical models is </text:span><text:span text:style-name="T4">the lack of preci-</text:span></text:p>
              </text:list-item>
              <text:list-item>
                <text:p text:style-name="P4"><text:span text:style-name="T4">sion high level of abstraction leads to. The problem of precise </text:span><text:span text:style-name="T4">shape analysis is</text:span></text:p>
              </text:list-item>
              <text:list-item>
                <text:p text:style-name="P4"><text:span text:style-name="T4">provably undecidable.</text:span></text:p>
              </text:list-item>
              <text:list-item>
                <text:p text:style-name="P4"><text:span text:style-name="T4"/></text:p>
              </text:list-item>
              <text:list-item>
                <text:p text:style-name="P4"><text:span text:style-name="T4">For each point in a given program shape analysis computes </text:span><text:span text:style-name="T4">an approximate and finite representation of heap-allocated </text:span><text:span text:style-name="T4">DS</text:span></text:p>
              </text:list-item>
            </text:list>
            <text:p text:style-name="P4"><text:span text:style-name="T1"/></text:p>
            <text:p text:style-name="P4"><text:span text:style-name="T1">Implementation: </text:span></text:p>
            <text:p text:style-name="P13"><text:span text:style-name="T1">Weaknesses:</text:span></text:p>
            <text:list text:continue-numbering="true" text:style-name="L1">
              <text:list-item>
                <text:p text:style-name="P13"><text:span text:style-name="T4">Conservative approximations of heap-allocated DS (via </text:span><text:span text:style-name="T4">summarizations) </text:span></text:p>
              </text:list-item>
            </text:list>
            <text:p><text:span text:style-name="T1">Experimental Result:</text:span></text:p>
          </draw:text-box>
        </draw:frame>
        <draw:custom-shape draw:style-name="gr33" draw:text-style-name="P1" draw:layer="layout" svg:width="52.4cm" svg:height="59.9cm" svg:x="7.4cm" svg:y="108.7cm">
          <text:p/>
          <draw:enhanced-geometry svg:viewBox="0 0 21600 21600" draw:type="rectangle" draw:enhanced-path="M 0 0 L 21600 0 21600 21600 0 21600 0 0 Z N"/>
        </draw:custom-shape>
        <draw:frame draw:style-name="gr34" draw:text-style-name="P5" draw:layer="layout" svg:width="21.9cm" svg:height="37.132cm" svg:x="7cm" svg:y="17.9cm">
          <draw:text-box>
            <text:p text:style-name="P2"><text:span text:style-name="T1">RDS </text:span><text:span text:style-name="T2">(2005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3"><text:span text:style-name="T1">MSP’05, Memory </text:span><text:span text:style-name="T1">Systems Performance </text:span><text:span text:style-name="T1">Workshop, Chicago, </text:span><text:span text:style-name="T1">USA</text:span></text:p>
            <text:p text:style-name="P12"><text:span text:style-name="T1">Input: </text:span><text:span text:style-name="T4">C source code</text:span></text:p>
            <text:p text:style-name="P12"><text:span text:style-name="T1">Problem: </text:span></text:p>
            <text:p text:style-name="P12"><text:span text:style-name="T1">Goal: </text:span><text:span text:style-name="T4">better understanding of </text:span><text:span text:style-name="T4">memory access behaviour of </text:span><text:span text:style-name="T4">programs with RDS (not just </text:span><text:span text:style-name="T4">individual load/store operations, </text:span><text:span text:style-name="T4">but a higher-level view) </text:span></text:p>
            <text:p text:style-name="P4"><text:span text:style-name="T9">Contribution: </text:span><text:span text:style-name="T37">proposal of </text:span><text:span text:style-name="T37">RDS Profiling technique and a </text:span><text:span text:style-name="T37">notion of RDS stability</text:span></text:p>
            <text:p text:style-name="P4"><text:span text:style-name="T1"/></text:p>
            <text:p text:style-name="P4"><text:span text:style-name="T1">Methodology:</text:span></text:p>
            <text:list text:style-name="L1">
              <text:list-item>
                <text:p text:style-name="P4"><text:span text:style-name="T37">Builds </text:span><text:span text:style-name="T38">MG</text:span><text:span text:style-name="T29">, which is termed as </text:span><text:span text:style-name="T29">a Unified Shape Graph (USG). </text:span><text:span text:style-name="T29">USG </text:span><text:span text:style-name="T27">consists of all dynamically </text:span><text:span text:style-name="T27">allocated memory chunks as </text:span><text:span text:style-name="T27">nodes.</text:span></text:p>
              </text:list-item>
              <text:list-item>
                <text:p text:style-name="P4"><text:span text:style-name="T29">Builds another variant of MG: </text:span><text:span text:style-name="T37">Static Shape Graph (SSG), </text:span><text:span text:style-name="T37">which consists of nodes </text:span><text:span text:style-name="T37">corresponding to static </text:span><text:span text:style-name="T37">locations of allocation call </text:span><text:span text:style-name="T37">instructions in the program </text:span><text:span text:style-name="T37">binary. SCCs on the SSG </text:span><text:span text:style-name="T37">delineate separate RDS types. </text:span><text:span text:style-name="T37">An array of trees materialises </text:span><text:span text:style-name="T37">into a graph on USG. SSG can </text:span><text:span text:style-name="T37">help separate RDS of trees </text:span><text:span text:style-name="T37">from those of arrays. To </text:span><text:span text:style-name="T37">distinguish separate <text:s/>instances </text:span><text:span text:style-name="T37">of </text:span><text:span text:style-name="T4">tree RDS type from each </text:span><text:span text:style-name="T4">other authors notice, that they </text:span><text:span text:style-name="T4">are always connected by a </text:span><text:span text:style-name="T4">different RDS type node (array </text:span><text:span text:style-name="T4">here) existing between them. </text:span><text:span text:style-name="T4">On-the-fly SCC membership </text:span><text:span text:style-name="T4">checks are performed.</text:span></text:p>
              </text:list-item>
            </text:list>
            <text:p><text:span text:style-name="T1">Implementation:</text:span><text:span text:style-name="T3"> </text:span><text:span text:style-name="T6">Binary </text:span><text:span text:style-name="T6">instrumentation with </text:span><text:span text:style-name="T39">Intel’s PIN</text:span></text:p>
            <text:p text:style-name="P13"><text:span text:style-name="T11">Weaknesses:</text:span></text:p>
            <text:list text:continue-numbering="true" text:style-name="L1">
              <text:list-item>
                <text:p text:style-name="P13"><text:span text:style-name="T27">Distinguishes different RDS </text:span><text:span text:style-name="T27">types and instances, but does </text:span><text:span text:style-name="T27">not analyse the types any </text:span><text:span text:style-name="T27">further (is it a list, tree, etc.)</text:span></text:p>
              </text:list-item>
              <text:list-item>
                <text:p text:style-name="P13"><text:span text:style-name="T27"><text:s/></text:span><text:span text:style-name="T27">Does not verify its results </text:span><text:span text:style-name="T27">(counts the number of RDS </text:span><text:span text:style-name="T27">types, instances, </text:span><text:span text:style-name="T27">backward/forward edges, RDS </text:span><text:span text:style-name="T27">lifetimes in the studied </text:span><text:span text:style-name="T27">benchmarks)</text:span></text:p>
              </text:list-item>
            </text:list>
            <text:p><text:span text:style-name="T1">Experimental Result</text:span><text:span text:style-name="T3">: </text:span><text:span text:style-name="T6">SPEC2000, Olden. RDSP <text:s/></text:span><text:span text:style-name="T6">processes dynamic application </text:span><text:span text:style-name="T6">traces. Builds graphs and </text:span><text:span text:style-name="T6">calculates numbers of different </text:span><text:span text:style-name="T6">RDS and their lifetimes. No </text:span><text:span text:style-name="T6">precise identification is reported. </text:span><text:span text:style-name="T6">Numbers have not been </text:span><text:span text:style-name="T6">validated in any way.</text:span></text:p>
            <text:p><text:span text:style-name="T6"/></text:p>
          </draw:text-box>
        </draw:frame>
        <draw:frame draw:style-name="gr35" draw:text-style-name="P5" draw:layer="layout" svg:width="21.9cm" svg:height="29.553cm" svg:x="74.9cm" svg:y="107.6cm">
          <draw:text-box>
            <text:p text:style-name="P2"><text:span text:style-name="T1">Howard </text:span><text:span text:style-name="T2">(2011)</text:span></text:p>
            <text:p text:style-name="P2"><text:span text:style-name="T2">(Data structure revovery </text:span><text:span text:style-name="T2">from binaries</text:span><text:span text:style-name="T3">)</text:span></text:p>
            <text:p text:style-name="P2"><text:span text:style-name="T1">Proceedings of the </text:span><text:span text:style-name="T1">Network and Distributed </text:span><text:span text:style-name="T1">System Security </text:span><text:span text:style-name="T1">Symposium, NDSS </text:span><text:span text:style-name="T1">2011, San Diego, </text:span><text:span text:style-name="T1">California, USA, 6th </text:span><text:span text:style-name="T1">February - 9th February </text:span><text:span text:style-name="T1">2011</text:span></text:p>
            <text:p text:style-name="P4"><text:span text:style-name="T1">Target: </text:span><text:span text:style-name="T4">stripped binaries</text:span></text:p>
            <text:p text:style-name="P4"><text:span text:style-name="T1">Goal: </text:span><text:span text:style-name="T4">furnish existing </text:span><text:span text:style-name="T4">disassemblers and debuggers </text:span><text:span text:style-name="T4">with information about data </text:span><text:span text:style-name="T4">structures and types to ease </text:span><text:span text:style-name="T4">reverse engineering (Howard </text:span><text:span text:style-name="T4">automatically generates debug </text:span><text:span text:style-name="T4">symbols that can be used by all </text:span><text:span text:style-name="T4">common tools)</text:span></text:p>
            <text:p text:style-name="P4"><text:span text:style-name="T1">Problem: </text:span><text:span text:style-name="T4">compiler translates </text:span><text:span text:style-name="T4">all explicitly structured data in the </text:span><text:span text:style-name="T4">source to chunks of anonymous </text:span><text:span text:style-name="T4">bytes in the binary</text:span></text:p>
            <text:p text:style-name="P4"><text:span text:style-name="T1"/></text:p>
            <text:p text:style-name="P4"><text:span text:style-name="T1">Methodology: </text:span><text:span text:style-name="T4">recovery by </text:span><text:span text:style-name="T4">access patterns</text:span></text:p>
            <text:list text:style-name="L1">
              <text:list-item>
                <text:p text:style-name="P4"><text:span text:style-name="T4">Model of a function call stack </text:span><text:span text:style-name="T4">(Hstack) tracks call and ret </text:span><text:span text:style-name="T4">instructions</text:span></text:p>
              </text:list-item>
              <text:list-item>
                <text:p text:style-name="P4"><text:span text:style-name="T4">Memory and register tags. </text:span><text:span text:style-name="T4">Each memory location is </text:span><text:span text:style-name="T4">tagged with its root address </text:span><text:span text:style-name="T4">MBase(addr) it had been </text:span><text:span text:style-name="T4">derived from as well as each </text:span><text:span text:style-name="T4">register has been tagged with </text:span><text:span text:style-name="T4">Rbase(addr)</text:span></text:p>
              </text:list-item>
              <text:list-item>
                <text:p text:style-name="P4"><text:span text:style-name="T4">Tag propagation with pointer </text:span><text:span text:style-name="T4">arithmetic</text:span></text:p>
              </text:list-item>
              <text:list-item>
                <text:p text:style-name="P4"><text:span text:style-name="T4"/></text:p>
              </text:list-item>
            </text:list>
            <text:p text:style-name="P4"><text:span text:style-name="T1"/></text:p>
            <text:p><text:span text:style-name="T1">Implementation: </text:span><text:span text:style-name="T4">Dynamic </text:span><text:span text:style-name="T4">analysis on QEMU-based </text:span><text:span text:style-name="T4">processor emulator</text:span></text:p>
            <text:p><text:span text:style-name="T4"/></text:p>
            <text:p><text:span text:style-name="T1">Experimental Result</text:span><text:span text:style-name="T3">: </text:span><text:span text:style-name="T6">Howard is able to recover most </text:span><text:span text:style-name="T6">data structures in arbitrary (gcc-</text:span><text:span text:style-name="T6">generated) binaries with a high </text:span><text:span text:style-name="T6">degree of precision. Howard has </text:span><text:span text:style-name="T6">been applied to games (glines </text:span><text:span text:style-name="T6">and gnometris) and ld-2.9.so. </text:span></text:p>
          </draw:text-box>
        </draw:frame>
        <draw:frame draw:style-name="gr36" draw:text-style-name="P5" draw:layer="layout" svg:width="21.9cm" svg:height="6.624cm" svg:x="81.5cm" svg:y="63.376cm">
          <draw:text-box>
            <text:p text:style-name="P2"><text:span text:style-name="T1">Disassemblers and </text:span><text:span text:style-name="T1">decompilers </text:span></text:p>
            <text:p text:style-name="P2"><text:span text:style-name="T2">IDA Pro (2005), OllyDbg </text:span><text:span text:style-name="T2">()</text:span></text:p>
            <text:p text:style-name="P4"><text:span text:style-name="T1">Target: </text:span><text:span text:style-name="T4">stripped binaries</text:span></text:p>
            <text:p text:style-name="P4"><text:span text:style-name="T1">Methodology: </text:span><text:span text:style-name="T4">known library </text:span><text:span text:style-name="T4">function calls to symbolic names</text:span></text:p>
            <text:p text:style-name="P4"><text:span text:style-name="T1"/></text:p>
          </draw:text-box>
        </draw:frame>
        <draw:frame draw:style-name="gr37" draw:text-style-name="P5" draw:layer="layout" svg:width="21.9cm" svg:height="12.7cm" svg:x="81.4cm" svg:y="81cm">
          <draw:text-box>
            <text:p text:style-name="P2"><text:span text:style-name="T1">Reward </text:span><text:span text:style-name="T2">(2010)</text:span></text:p>
            <text:p text:style-name="P2"><text:span text:style-name="T2">(</text:span><text:span text:style-name="T3">)</text:span></text:p>
            <text:p text:style-name="P2"><text:span text:style-name="T1">Proceedings of the </text:span><text:span text:style-name="T1">Network and Distributed </text:span><text:span text:style-name="T1">System Security </text:span><text:span text:style-name="T1">Symposium, NDSS </text:span><text:span text:style-name="T1">2010, San Diego, </text:span><text:span text:style-name="T1">California, USA, 6th </text:span><text:span text:style-name="T1">February - 9th February </text:span><text:span text:style-name="T1">2011</text:span></text:p>
            <text:p text:style-name="P4"><text:span text:style-name="T1">Target: </text:span><text:span text:style-name="T4">stripped binaries</text:span></text:p>
            <text:p text:style-name="P4"><text:span text:style-name="T1">Methodology: </text:span><text:span text:style-name="T4">Dynamic </text:span><text:span text:style-name="T4">analysis. Whenever a program </text:span><text:span text:style-name="T4">makes a call to a well-known </text:span><text:span text:style-name="T4">function (like a system call), we </text:span><text:span text:style-name="T4">know the types of all the </text:span><text:span text:style-name="T4">arguments – so we label these </text:span><text:span text:style-name="T4">memory locations accordingly. </text:span><text:span text:style-name="T4">Next, we propagate this type </text:span><text:span text:style-name="T4">information backwards and </text:span><text:span text:style-name="T4">forwards.</text:span></text:p>
          </draw:text-box>
        </draw:frame>
        <draw:line draw:style-name="gr7" draw:text-style-name="P7" draw:layer="layout" svg:x1="92.8cm" svg:y1="94.1cm" svg:x2="89.6cm" svg:y2="106.9cm">
          <text:p/>
        </draw:line>
        <draw:frame draw:style-name="gr38" draw:text-style-name="P14" draw:layer="layout" svg:width="13.9cm" svg:height="7.334cm" svg:x="90.5cm" svg:y="97cm">
          <draw:text-box>
            <text:list text:style-name="L1">
              <text:list-item>
                <text:p text:style-name="P4"><text:span text:style-name="T35">The technique only recovers</text:span></text:p>
                <text:p text:style-name="P4"><text:span text:style-name="T35">those data structures that </text:span><text:span text:style-name="T35">appear, directly or indirectly, in </text:span><text:span text:style-name="T35">the</text:span></text:p>
                <text:p text:style-name="P4"><text:span text:style-name="T35">arguments of system calls. This </text:span><text:span text:style-name="T35">is a very small portion of all data </text:span><text:span text:style-name="T35">structures in a program. All </text:span><text:span text:style-name="T35">internal variables and data </text:span><text:span text:style-name="T35">structures in the program remain </text:span><text:span text:style-name="T35">invisible.</text:span></text:p>
              </text:list-item>
            </text:list>
            <text:p text:style-name="P2"><text:span text:style-name="T34"/></text:p>
          </draw:text-box>
        </draw:frame>
        <draw:frame draw:style-name="gr39" draw:text-style-name="P8" draw:layer="layout" svg:width="51.1cm" svg:height="4.04cm" svg:x="7.3cm" svg:y="108.9cm">
          <draw:text-box>
            <text:p text:style-name="P2"><text:span text:style-name="T8">University of </text:span><text:span text:style-name="T8">Bamberg</text:span></text:p>
            <text:p text:style-name="P2"><text:span text:style-name="T15">Software </text:span><text:span text:style-name="T15">Technologies </text:span><text:span text:style-name="T15">Research Group</text:span></text:p>
            <text:p text:style-name="P2"><text:span text:style-name="T1">“</text:span><text:span text:style-name="T1">Identifying and </text:span><text:span text:style-name="T1">Analyzing Pointer-</text:span><text:span text:style-name="T1">based Dynamic Data </text:span><text:span text:style-name="T1">Structures” project</text:span></text:p>
          </draw:text-box>
        </draw:frame>
        <draw:frame draw:style-name="gr40" draw:text-style-name="P5" draw:layer="layout" svg:width="21.9cm" svg:height="28.283cm" svg:x="32.8cm" svg:y="123cm">
          <draw:text-box>
            <text:p text:style-name="P2"><text:span text:style-name="T1">DSI </text:span><text:span text:style-name="T2">(2016)</text:span></text:p>
            <text:p text:style-name="P2"><text:span text:style-name="T7">(</text:span><text:span text:style-name="T1">D</text:span><text:span text:style-name="T2">ata </text:span><text:span text:style-name="T1">S</text:span><text:span text:style-name="T2">tructure </text:span><text:span text:style-name="T1">I</text:span><text:span text:style-name="T2">nvestigator</text:span><text:span text:style-name="T3">)</text:span></text:p>
            <text:p text:style-name="P2"><text:span text:style-name="T1">[ISSTA’16] Proceedings </text:span><text:span text:style-name="T1">of the 25th International </text:span><text:span text:style-name="T1">Symposium on </text:span><text:span text:style-name="T1">Software Testing and </text:span><text:span text:style-name="T1">Analysis, Saarbrücken, </text:span><text:span text:style-name="T1">Germany </text:span></text:p>
            <text:p text:style-name="P2"><text:span text:style-name="T1"/></text:p>
            <text:p text:style-name="P4"><text:span text:style-name="T1">Input: </text:span><text:span text:style-name="T4">C source code</text:span></text:p>
            <text:p text:style-name="P4"><text:span text:style-name="T1">Problem: </text:span></text:p>
            <text:list text:style-name="L1">
              <text:list-item>
                <text:p text:style-name="P4"><text:span text:style-name="T4">Varieties and complexities of </text:span><text:span text:style-name="T4">DS implementations in C </text:span><text:span text:style-name="T4">language enabled by the </text:span><text:span text:style-name="T4">freedom offered by C and </text:span><text:span text:style-name="T4">demanded by low-level </text:span><text:span text:style-name="T4">software (OS, device drivers) </text:span><text:span text:style-name="T4">efficiency concerns</text:span></text:p>
              </text:list-item>
              <text:list-item>
                <text:p text:style-name="P4"><text:span text:style-name="T4">Degenerate shapes (DSI uses </text:span><text:span text:style-name="T4">a different to MemPick </text:span><text:span text:style-name="T4">(quiescent periods) and DDT </text:span><text:span text:style-name="T4">(operation boundaries) </text:span><text:span text:style-name="T4">approach): reinforcing evidence </text:span><text:span text:style-name="T4">for DS observations through </text:span><text:span text:style-name="T4">structural and temporal repetion</text:span></text:p>
              </text:list-item>
            </text:list>
            <text:p text:style-name="P4"><text:span text:style-name="T1">Goal: </text:span><text:span text:style-name="T4">C source code </text:span><text:span text:style-name="T4">comprehension, legacy software </text:span><text:span text:style-name="T4">maintenance tool, memory </text:span><text:span text:style-name="T4">visualization</text:span></text:p>
            <text:p text:style-name="P4"><text:span text:style-name="T1">Methodology:</text:span></text:p>
            <text:p text:style-name="P4"><text:span text:style-name="T1"/></text:p>
            <text:p text:style-name="P4"><text:span text:style-name="T1">Weaknesses:</text:span></text:p>
            <text:list text:continue-numbering="true" text:style-name="L1">
              <text:list-item>
                <text:p text:style-name="P4"><text:span text:style-name="T4">The core DSI algorithm </text:span><text:span text:style-name="T4">requires type information on </text:span><text:span text:style-name="T4">cells from source code <text:s/></text:span></text:p>
              </text:list-item>
            </text:list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3">textbook and literature </text:span><text:span text:style-name="T3">examples, </text:span><text:span text:style-name="T40">bash</text:span><text:span text:style-name="T3">, </text:span><text:span text:style-name="T40">libusb</text:span><text:span text:style-name="T3"> </text:span></text:p>
          </draw:text-box>
        </draw:frame>
        <draw:frame draw:style-name="gr41" draw:text-style-name="P5" draw:layer="layout" svg:width="21.9cm" svg:height="30.128cm" svg:x="8.4cm" svg:y="114.4cm">
          <draw:text-box>
            <text:p text:style-name="P2"><text:span text:style-name="T1">dsOli </text:span><text:span text:style-name="T2">(2014)</text:span></text:p>
            <text:p text:style-name="P2"><text:span text:style-name="T7">(</text:span><text:span text:style-name="T9">d</text:span><text:span text:style-name="T2">ata </text:span><text:span text:style-name="T1">s</text:span><text:span text:style-name="T2">tructure </text:span><text:span text:style-name="T1">O</text:span><text:span text:style-name="T2">peration </text:span><text:span text:style-name="T1">l</text:span><text:span text:style-name="T2">ocation and </text:span><text:span text:style-name="T1">i</text:span><text:span text:style-name="T2">dentification</text:span><text:span text:style-name="T3">)</text:span></text:p>
            <text:p text:style-name="P2"><text:span text:style-name="T1">[ICPC’14] Proceedings </text:span><text:span text:style-name="T1">of the 22nd </text:span><text:span text:style-name="T1">International </text:span><text:span text:style-name="T1">Conference on Program </text:span><text:span text:style-name="T1">Comprehension, </text:span><text:span text:style-name="T1">Hyderabad, India</text:span></text:p>
            <text:p text:style-name="P4"><text:span text:style-name="T1">Input: </text:span><text:span text:style-name="T4">C source code</text:span></text:p>
            <text:p text:style-name="P4"><text:span text:style-name="T1">Problem:</text:span></text:p>
            <text:p text:style-name="P4"><text:span text:style-name="T1"/></text:p>
            <text:p text:style-name="P4"><text:span text:style-name="T1">Goal: </text:span><text:span text:style-name="T4">C source code </text:span><text:span text:style-name="T4">comprehension by automatically </text:span><text:span text:style-name="T4">discovering and identifying </text:span><text:span text:style-name="T4">pointer-based dynamic data </text:span><text:span text:style-name="T4">structure operations</text:span></text:p>
            <text:p text:style-name="P4"><text:span text:style-name="T1"/></text:p>
            <text:p text:style-name="P4"><text:span text:style-name="T1">Methodology:</text:span></text:p>
            <text:list text:style-name="L1">
              <text:list-item>
                <text:p text:style-name="P4"><text:span text:style-name="T4">Collect sequences of program </text:span><text:span text:style-name="T4">events (pointer writes, memory </text:span><text:span text:style-name="T4">(de)allocations) [E</text:span><text:span text:style-name="T41">1</text:span><text:span text:style-name="T4">, E</text:span><text:span text:style-name="T41">2</text:span><text:span text:style-name="T4">, … , E</text:span><text:span text:style-name="T41">n</text:span><text:span text:style-name="T4">], </text:span><text:span text:style-name="T4">corresponding points-to graphs </text:span><text:span text:style-name="T4">[G</text:span><text:span text:style-name="T41">1</text:span><text:span text:style-name="T4">, G</text:span><text:span text:style-name="T41">2</text:span><text:span text:style-name="T4">, … , G</text:span><text:span text:style-name="T41">n</text:span><text:span text:style-name="T4">] and feature </text:span><text:span text:style-name="T4">vectors [F</text:span><text:span text:style-name="T41">1</text:span><text:span text:style-name="T4">,F</text:span><text:span text:style-name="T41">2</text:span><text:span text:style-name="T4">, … , F</text:span><text:span text:style-name="T41">n</text:span><text:span text:style-name="T4">]</text:span></text:p>
              </text:list-item>
              <text:list-item>
                <text:p text:style-name="P4"><text:span text:style-name="T4">Use Minimum Description </text:span><text:span text:style-name="T4">Length (MDL) technique to </text:span><text:span text:style-name="T4">identify repeating patterns of </text:span><text:span text:style-name="T4">feature vectors</text:span></text:p>
              </text:list-item>
              <text:list-item>
                <text:p text:style-name="P4"><text:span text:style-name="T4">Use points-to graph pairs </text:span><text:span text:style-name="T4">(G</text:span><text:span text:style-name="T41">i</text:span><text:span text:style-name="T4">,G</text:span><text:span text:style-name="T41">j</text:span><text:span text:style-name="T4">) on the boundaries of </text:span><text:span text:style-name="T4">identified sequence patterns to </text:span><text:span text:style-name="T4">match against the library of </text:span><text:span text:style-name="T4">XML templates (DS operation </text:span><text:span text:style-name="T4">graph transformation)</text:span></text:p>
              </text:list-item>
              <text:list-item>
                <text:p text:style-name="P4"><text:span text:style-name="T4">GUI visualisations of the results</text:span></text:p>
              </text:list-item>
            </text:list>
            <text:p><text:span text:style-name="T1">Implementation: </text:span><text:span text:style-name="T4">instrumentation (CIL), </text:span></text:p>
            <text:p><text:span text:style-name="T1"/></text:p>
            <text:p><text:span text:style-name="T1">Experimental Result</text:span><text:span text:style-name="T3">: </text:span><text:span text:style-name="T3">textbook and literature </text:span><text:span text:style-name="T3">examples, </text:span><text:span text:style-name="T40">Boa web </text:span><text:span text:style-name="T40">server parts</text:span><text:span text:style-name="T3">, </text:span><text:span text:style-name="T40">Linux </text:span><text:span text:style-name="T40">kernel LL</text:span><text:span text:style-name="T3">, </text:span></text:p>
          </draw:text-box>
        </draw:frame>
        <draw:frame draw:style-name="gr42" draw:text-style-name="P5" draw:layer="layout" svg:width="21.9cm" svg:height="18.83cm" svg:x="8.4cm" svg:y="149.1cm">
          <draw:text-box>
            <text:p text:style-name="P2"><text:span text:style-name="T1">DSIbin </text:span><text:span text:style-name="T2">(2017)</text:span></text:p>
            <text:p text:style-name="P2"><text:span text:style-name="T7">(</text:span><text:span text:style-name="T9">D</text:span><text:span text:style-name="T7">ata </text:span><text:span text:style-name="T9">S</text:span><text:span text:style-name="T7">tructure </text:span><text:span text:style-name="T9">I</text:span><text:span text:style-name="T7">nvestigator binary</text:span><text:span text:style-name="T3">)</text:span></text:p>
            <text:p text:style-name="P2"><text:span text:style-name="T1">ASE 2017 Proceedings </text:span><text:span text:style-name="T1">of the 32nd IEEE/ACM </text:span><text:span text:style-name="T1">International </text:span><text:span text:style-name="T1">Conference on </text:span><text:span text:style-name="T1">Automated Software </text:span><text:span text:style-name="T1">Engineering </text:span></text:p>
            <text:p text:style-name="P4"><text:span text:style-name="T1">Input: </text:span><text:span text:style-name="T4">binary</text:span></text:p>
            <text:p text:style-name="P4"><text:span text:style-name="T1"><text:s/></text:span></text:p>
            <text:p text:style-name="P4"><text:span text:style-name="T1">Problem: </text:span></text:p>
            <text:list text:style-name="L1">
              <text:list-header>
                <text:p text:style-name="P4"><text:span text:style-name="T4"/></text:p>
              </text:list-header>
            </text:list>
            <text:p text:style-name="P4"><text:span text:style-name="T1">Goal: </text:span></text:p>
            <text:p text:style-name="P4"><text:span text:style-name="T1">Methodology:</text:span></text:p>
            <text:p><text:span text:style-name="T1">Implementation: </text:span><text:span text:style-name="T42">Intel’s </text:span><text:span text:style-name="T42">PIN</text:span><text:span text:style-name="T5"> </text:span><text:span text:style-name="T4">+</text:span><text:span text:style-name="T5"> Howard </text:span><text:span text:style-name="T4">(to excavate type </text:span><text:span text:style-name="T4">information from binaries)</text:span><text:span text:style-name="T2"> </text:span></text:p>
            <text:p><text:span text:style-name="T1">Experimental Result</text:span><text:span text:style-name="T3">: </text:span><text:span text:style-name="T6">textbook and literature examples, </text:span><text:span text:style-name="T5">Olden</text:span><text:span text:style-name="T6">, </text:span><text:span text:style-name="T5">theZoo aka Malware </text:span><text:span text:style-name="T5">DB</text:span><text:span text:style-name="T4">:</text:span><text:span text:style-name="T5"> </text:span><text:span text:style-name="T4">10 out of 30 correctly </text:span><text:span text:style-name="T4">identified and 26/30 with DSIref </text:span><text:span text:style-name="T4">(Howard’s imprecision refinement </text:span><text:span text:style-name="T4">technique)</text:span></text:p>
          </draw:text-box>
        </draw:frame>
        <draw:frame draw:style-name="gr43" draw:text-style-name="P15" draw:layer="layout" svg:width="21cm" svg:height="4.7cm" svg:x="34.1cm" svg:y="114.5cm">
          <draw:text-box>
            <text:p/>
            <text:p text:style-name="P2"><text:span text:style-name="T1">2014, 2017 Grants</text:span></text:p>
            <text:p text:style-name="P2"><text:span text:style-name="T40">“</text:span><text:span text:style-name="T40">Learning Data </text:span><text:span text:style-name="T40">Structure Behaviour </text:span><text:span text:style-name="T40">from Executions of </text:span><text:span text:style-name="T40">Pointer Programs”</text:span></text:p>
          </draw:text-box>
        </draw:frame>
        <draw:frame draw:style-name="gr44" draw:text-style-name="P16" draw:layer="layout" svg:width="23.2cm" svg:height="0.962cm" svg:x="21.4cm" svg:y="112.9cm">
          <draw:text-box>
            <text:p><text:span text:style-name="T43">https://www.swt-</text:span><text:span text:style-name="T43">bamberg.de/research/data-structure-</text:span><text:span text:style-name="T43">investigator.html</text:span></text:p>
          </draw:text-box>
        </draw:frame>
        <draw:frame draw:style-name="gr45" draw:text-style-name="P17" draw:layer="layout" svg:width="41.4cm" svg:height="3.773cm" svg:x="61.9cm" svg:y="7cm">
          <draw:text-box>
            <text:p text:style-name="P2"><text:span text:style-name="T44">Static </text:span><text:span text:style-name="T44">Techniques</text:span></text:p>
          </draw:text-box>
        </draw:frame>
        <draw:frame draw:style-name="gr46" draw:text-style-name="P17" draw:layer="layout" svg:width="58.4cm" svg:height="3.259cm" svg:x="1.9cm" svg:y="6.941cm">
          <draw:text-box>
            <text:p text:style-name="P2"><text:span text:style-name="T44">Dynamic </text:span><text:span text:style-name="T44">Techniques</text:span></text:p>
          </draw:text-box>
        </draw:frame>
        <draw:line draw:style-name="gr7" draw:text-style-name="P7" draw:layer="layout" svg:x1="43.7cm" svg:y1="148.6cm" svg:x2="30.7cm" svg:y2="159.7cm">
          <text:p/>
        </draw:line>
        <draw:frame draw:style-name="gr47" draw:text-style-name="P14" draw:layer="layout" svg:width="11.9cm" svg:height="3.399cm" svg:x="32.8cm" svg:y="152cm">
          <draw:text-box>
            <text:list text:style-name="L1">
              <text:list-item>
                <text:p text:style-name="P4"><text:span text:style-name="T35">Works with a source code and </text:span><text:span text:style-name="T35">uses type information (struct </text:span><text:span text:style-name="T35">sizes and layouts, etc.) available </text:span><text:span text:style-name="T35">there </text:span></text:p>
              </text:list-item>
            </text:list>
            <text:p text:style-name="P2"><text:span text:style-name="T34"/></text:p>
          </draw:text-box>
        </draw:frame>
        <draw:line draw:style-name="gr7" draw:text-style-name="P7" draw:layer="layout" svg:x1="65.3cm" svg:y1="127cm" svg:x2="55.9cm" svg:y2="135.8cm">
          <text:p/>
        </draw:line>
        <draw:frame draw:style-name="gr48" draw:text-style-name="P14" draw:layer="layout" svg:width="11.9cm" svg:height="2.399cm" svg:x="55.3cm" svg:y="130.1cm">
          <draw:text-box>
            <text:list text:style-name="L1">
              <text:list-item>
                <text:p text:style-name="P4"><text:span text:style-name="T35">Do not give any details on a high </text:span><text:span text:style-name="T35">level usages of discovered </text:span><text:span text:style-name="T35">structs</text:span></text:p>
              </text:list-item>
            </text:list>
          </draw:text-box>
        </draw:frame>
        <draw:line draw:style-name="gr7" draw:text-style-name="P7" draw:layer="layout" svg:x1="45.7cm" svg:y1="100.7cm" svg:x2="43.1cm" svg:y2="122.3cm">
          <text:p/>
        </draw:line>
        <draw:frame draw:style-name="gr31" draw:text-style-name="P14" draw:layer="layout" svg:width="11.9cm" svg:height="10.482cm" svg:x="45.5cm" svg:y="100.7cm">
          <draw:text-box>
            <text:list text:style-name="L1">
              <text:list-item>
                <text:p text:style-name="P4"><text:span text:style-name="T34">The state-of-the-art in heuristic </text:span><text:span text:style-name="T34">guided identification of data </text:span><text:span text:style-name="T34">structures</text:span></text:p>
              </text:list-item>
              <text:list-item>
                <text:p text:style-name="P4"><text:span text:style-name="T35">Limited by iface functions </text:span><text:span text:style-name="T35">assumption</text:span></text:p>
              </text:list-item>
              <text:list-item>
                <text:p text:style-name="P4"><text:span text:style-name="T35">Do not address overlapping data </text:span><text:span text:style-name="T35">structures (like a linked-list, that </text:span><text:span text:style-name="T35">connects the nodes of a tree)</text:span></text:p>
              </text:list-item>
              <text:list-item>
                <text:p text:style-name="P4"><text:span text:style-name="T35">Node typing system based on the </text:span><text:span text:style-name="T35">same memory allocation sites </text:span><text:span text:style-name="T35">and iface functions</text:span></text:p>
              </text:list-item>
            </text:list>
            <text:p text:style-name="P2"><text:span text:style-name="T34"/></text:p>
          </draw:text-box>
        </draw:frame>
        <draw:line draw:style-name="gr49" draw:text-style-name="P7" draw:layer="layout" svg:x1="34.1cm" svg:y1="80.3cm" svg:x2="4.1cm" svg:y2="107.6cm">
          <text:p/>
        </draw:line>
        <draw:line draw:style-name="gr49" draw:text-style-name="P7" draw:layer="layout" svg:x1="4.1cm" svg:y1="107.6cm" svg:x2="4.4cm" svg:y2="149.9cm">
          <text:p/>
        </draw:line>
        <draw:line draw:style-name="gr49" draw:text-style-name="P7" draw:layer="layout" svg:x1="4.4cm" svg:y1="149.9cm" svg:x2="8.3cm" svg:y2="155.4cm">
          <text:p/>
        </draw:line>
        <draw:frame draw:style-name="gr50" draw:text-style-name="P14" draw:layer="layout" svg:width="16cm" svg:height="5.2cm" svg:x="16.3cm" svg:y="90.7cm">
          <draw:text-box>
            <text:list text:style-name="L1">
              <text:list-item>
                <text:p text:style-name="P4"><text:span text:style-name="T35">MemPick does not analyze the </text:span><text:span text:style-name="T35">relationships between DSs, such </text:span><text:span text:style-name="T35">as parent-child nesting, and thus </text:span><text:span text:style-name="T35">cannot identify more complex </text:span><text:span text:style-name="T35">DSs such as the Linux kernel </text:span><text:span text:style-name="T35">CDLL that involves nodes of </text:span><text:span text:style-name="T35">different types.</text:span></text:p>
              </text:list-item>
            </text:list>
          </draw:text-box>
        </draw:frame>
        <draw:line draw:style-name="gr49" draw:text-style-name="P7" draw:layer="layout" svg:x1="39.1cm" svg:y1="56.5cm" svg:x2="2.3cm" svg:y2="93.8cm">
          <text:p/>
        </draw:line>
        <draw:line draw:style-name="gr49" draw:text-style-name="P7" draw:layer="layout" svg:x1="2.3cm" svg:y1="93.9cm" svg:x2="3.2cm" svg:y2="153cm">
          <text:p/>
        </draw:line>
        <draw:line draw:style-name="gr49" draw:text-style-name="P7" draw:layer="layout" svg:x1="3.2cm" svg:y1="152.9cm" svg:x2="8.2cm" svg:y2="157.8cm">
          <text:p/>
        </draw:line>
        <draw:frame draw:style-name="gr51" draw:text-style-name="P14" draw:layer="layout" svg:width="16cm" svg:height="8.121cm" svg:x="10.2cm" svg:y="78.9cm">
          <draw:text-box>
            <text:list text:style-name="L1">
              <text:list-item>
                <text:p text:style-name="P4"><text:span text:style-name="T35">The approach is hampered in the </text:span><text:span text:style-name="T35">presence of obfuscation, inlining, </text:span><text:span text:style-name="T35">or optimization, which are often </text:span><text:span text:style-name="T35">employed in legacy and kernel-</text:span><text:span text:style-name="T35">space software</text:span></text:p>
              </text:list-item>
              <text:list-item>
                <text:p text:style-name="P4"><text:span text:style-name="T35">DDT cannot identify lists if these </text:span><text:span text:style-name="T35">run through differently typed </text:span><text:span text:style-name="T35">nodes (nested structs, e.g. Linux </text:span><text:span text:style-name="T35">CDLL). </text:span></text:p>
              </text:list-item>
              <text:list-item>
                <text:p text:style-name="P4"><text:span text:style-name="T35">DDT does not recognize complex </text:span><text:span text:style-name="T35">relationships between structures </text:span><text:span text:style-name="T35">such as arbitrary parent-child </text:span><text:span text:style-name="T35">nesting</text:span></text:p>
              </text:list-item>
            </text:list>
          </draw:text-box>
        </draw:frame>
        <draw:frame draw:style-name="gr52" draw:text-style-name="P14" draw:layer="layout" svg:width="11.9cm" svg:height="4.186cm" svg:x="53.2cm" svg:y="151.9cm">
          <draw:text-box>
            <text:list text:style-name="L1">
              <text:list-item>
                <text:p text:style-name="P4"><text:span text:style-name="T35">Howard’s inferred types are often </text:span><text:span text:style-name="T35">too coarse</text:span></text:p>
              </text:list-item>
              <text:list-item>
                <text:p text:style-name="P4"><text:span text:style-name="T45">Can deal with nested structs</text:span></text:p>
              </text:list-item>
              <text:list-item>
                <text:p text:style-name="P4"><text:span text:style-name="T45">Deals with C/C++ binaries that </text:span><text:span text:style-name="T45">include memcpy-like functions</text:span></text:p>
              </text:list-item>
            </text:list>
          </draw:text-box>
        </draw:frame>
        <draw:frame draw:style-name="gr47" draw:text-style-name="P14" draw:layer="layout" svg:width="11.9cm" svg:height="3.399cm" svg:x="32.8cm" svg:y="152.001cm">
          <draw:text-box>
            <text:list text:style-name="L1">
              <text:list-item>
                <text:p text:style-name="P4"><text:span text:style-name="T35">Works with a source code and </text:span><text:span text:style-name="T35">uses type information (struct </text:span><text:span text:style-name="T35">sizes and layouts, etc.) available </text:span><text:span text:style-name="T35">there </text:span></text:p>
              </text:list-item>
            </text:list>
            <text:p text:style-name="P2"><text:span text:style-name="T34"/></text:p>
          </draw:text-box>
        </draw:frame>
        <draw:frame draw:style-name="gr47" draw:text-style-name="P14" draw:layer="layout" svg:width="11.9cm" svg:height="3.399cm" svg:x="32.8cm" svg:y="152.001cm">
          <draw:text-box>
            <text:list text:style-name="L1">
              <text:list-item>
                <text:p text:style-name="P4"><text:span text:style-name="T35">Works with a source code and </text:span><text:span text:style-name="T35">uses type information (struct </text:span><text:span text:style-name="T35">sizes and layouts, etc.) available </text:span><text:span text:style-name="T35">there </text:span></text:p>
              </text:list-item>
            </text:list>
            <text:p text:style-name="P2"><text:span text:style-name="T34"/></text:p>
          </draw:text-box>
        </draw:frame>
        <draw:frame draw:style-name="gr53" draw:text-style-name="P14" draw:layer="layout" svg:width="11.9cm" svg:height="12.056cm" svg:x="32.8cm" svg:y="152.001cm">
          <draw:text-box>
            <text:list text:style-name="L1">
              <text:list-item>
                <text:p text:style-name="P4"><text:span text:style-name="T35">Works with a source code and </text:span><text:span text:style-name="T35">uses type information (struct </text:span><text:span text:style-name="T35">sizes and layouts, etc.) available </text:span><text:span text:style-name="T35">there</text:span></text:p>
              </text:list-item>
              <text:list-item>
                <text:p text:style-name="P4"><text:span text:style-name="T35">The core DSI algorithm requires </text:span><text:span text:style-name="T35">type information on cells </text:span></text:p>
              </text:list-item>
              <text:list-item>
                <text:p text:style-name="P4"><text:span text:style-name="T45">Does not make strong </text:span><text:span text:style-name="T45">assumptions on the program </text:span><text:span text:style-name="T45">under analysis</text:span></text:p>
              </text:list-item>
              <text:list-item>
                <text:p text:style-name="P4"><text:span text:style-name="T45">Is not misled by temporarily </text:span><text:span text:style-name="T45">degenerate shapes</text:span></text:p>
              </text:list-item>
              <text:list-item>
                <text:p text:style-name="P4"><text:span text:style-name="T45">Is more general as it supports the </text:span><text:span text:style-name="T45">identification of lists through </text:span><text:span text:style-name="T45">different node types and </text:span><text:span text:style-name="T45">arbitrarily nested combinations of </text:span><text:span text:style-name="T45">lists.</text:span></text:p>
              </text:list-item>
            </text:list>
            <text:p text:style-name="P2"><text:span text:style-name="T34"/></text:p>
          </draw:text-box>
        </draw:frame>
        <draw:line draw:style-name="gr7" draw:text-style-name="P7" draw:layer="layout" svg:x1="78.6cm" svg:y1="145.3cm" svg:x2="30.7cm" svg:y2="160.5cm">
          <text:p/>
        </draw:line>
        <draw:frame draw:style-name="gr54" draw:text-style-name="P5" draw:layer="layout" svg:width="21.9cm" svg:height="4.655cm" svg:x="64.3cm" svg:y="56.6cm">
          <draw:text-box>
            <text:p text:style-name="P2"><text:span text:style-name="T1">Static Analysis </text:span><text:span text:style-name="T1">Techniques <text:s text:c="2"/></text:span></text:p>
            <text:p text:style-name="P2"><text:span text:style-name="T2">Value Set Analysis,</text:span></text:p>
            <text:p text:style-name="P2"><text:span text:style-name="T2">Aggregate Structure </text:span><text:span text:style-name="T2">Identification</text:span></text:p>
            <text:p text:style-name="P4"><text:span text:style-name="T1"/></text:p>
          </draw:text-box>
        </draw:frame>
        <draw:frame draw:style-name="gr53" draw:text-style-name="P14" draw:layer="layout" svg:width="11.9cm" svg:height="12.056cm" svg:x="65.4cm" svg:y="86.1cm">
          <draw:text-box>
            <text:list text:style-name="L1">
              <text:list-item>
                <text:p text:style-name="P4"><text:span text:style-name="T35">Unfortunately, the power of static </text:span><text:span text:style-name="T35">analysis is quite limited and none </text:span><text:span text:style-name="T35">of the techniques mentioned </text:span><text:span text:style-name="T35">above can adequately handle </text:span><text:span text:style-name="T35">even some of the most common </text:span><text:span text:style-name="T35">data structures – like arrays.</text:span></text:p>
              </text:list-item>
              <text:list-item>
                <text:p text:style-name="P4"><text:span text:style-name="T35">If a C struct is copied using a </text:span><text:span text:style-name="T35">function like memcpy, VSA/ASI </text:span><text:span text:style-name="T35">will misclassify it as having many </text:span><text:span text:style-name="T35">fields of 4 bytes, simply because </text:span><text:span text:style-name="T35">memcpy accesses the memory </text:span><text:span text:style-name="T35">with a stride of 4 (on a 32 bit </text:span><text:span text:style-name="T35">machine). </text:span></text:p>
              </text:list-item>
              <text:list-item>
                <text:p text:style-name="P4"><text:span text:style-name="T35">Also, they cannot deal with </text:span><text:span text:style-name="T35">functions like ‘alloca’.</text:span></text:p>
              </text:list-item>
            </text:list>
          </draw:text-box>
        </draw:frame>
        <draw:line draw:style-name="gr7" draw:text-style-name="P7" draw:layer="layout" svg:x1="74.5cm" svg:y1="62cm" svg:x2="84cm" svg:y2="106.8cm">
          <text:p/>
        </draw:line>
        <draw:frame draw:style-name="gr50" draw:text-style-name="P14" draw:layer="layout" svg:width="14.2cm" svg:height="5.2cm" svg:x="84.8cm" svg:y="72.1cm">
          <draw:text-box>
            <text:list text:style-name="L1">
              <text:list-item>
                <text:p text:style-name="P4"><text:span text:style-name="T35">Typically weak in reverse </text:span><text:span text:style-name="T35">engineering of data structures. </text:span><text:span text:style-name="T35">The research community has </text:span><text:span text:style-name="T35">been aware of the importance of </text:span><text:span text:style-name="T35">data structures in reverse </text:span><text:span text:style-name="T35">engineering for several years </text:span><text:span text:style-name="T35">now (2011), but even so, no </text:span><text:span text:style-name="T35">adequate solution emerged.</text:span></text:p>
              </text:list-item>
            </text:list>
          </draw:text-box>
        </draw:frame>
        <draw:line draw:style-name="gr7" draw:text-style-name="P7" draw:layer="layout" svg:x1="92.7cm" svg:y1="70.3cm" svg:x2="87.2cm" svg:y2="106.9cm">
          <text:p/>
        </draw:line>
        <draw:frame draw:style-name="gr55" draw:text-style-name="P8" draw:layer="layout" svg:width="43.3cm" svg:height="1.9cm" svg:x="61cm" svg:y="78.8cm">
          <draw:text-box>
            <text:p text:style-name="P2"><text:span text:style-name="T8">Dynamic Analysis </text:span><text:span text:style-name="T8">Techniques</text:span></text:p>
          </draw:text-box>
        </draw:frame>
        <draw:frame draw:style-name="gr56" draw:text-style-name="P5" draw:layer="layout" svg:width="17.7cm" svg:height="14.564cm" svg:x="84.4cm" svg:y="15.3cm">
          <draw:text-box>
            <text:p text:style-name="P2"><text:span text:style-name="T1">Traditional Compiler </text:span><text:span text:style-name="T1">Analyses</text:span></text:p>
            <text:p text:style-name="P4"><text:span text:style-name="T1"/></text:p>
            <text:p text:style-name="P4"><text:span text:style-name="T1">Points-to Analysis: </text:span></text:p>
            <text:p text:style-name="P4"><text:span text:style-name="T2">Linear with Steensgaard's </text:span><text:span text:style-name="T2">Algorithm</text:span></text:p>
            <text:p text:style-name="P4"><text:span text:style-name="T2">Computes points-to sets like </text:span><text:span text:style-name="T2">pointer variable p points to </text:span><text:span text:style-name="T2">stack-allocated {x,y}</text:span></text:p>
            <text:p text:style-name="P4"><text:span text:style-name="T2"/></text:p>
            <text:p text:style-name="P4"><text:span text:style-name="T1">Alias Analysis:</text:span></text:p>
            <text:p text:style-name="P4"><text:span text:style-name="T2"/></text:p>
            <text:p text:style-name="P4"><text:span text:style-name="T1">Escape Analysis:</text:span></text:p>
            <text:p text:style-name="P4"><text:span text:style-name="T2"/></text:p>
            <text:p text:style-name="P4"><text:span text:style-name="T2"/></text:p>
          </draw:text-box>
        </draw:frame>
        <draw:frame draw:style-name="gr57" draw:text-style-name="P5" draw:layer="layout" svg:width="21.9cm" svg:height="10.964cm" svg:x="122.6cm" svg:y="29.7cm">
          <draw:text-box>
            <text:p text:style-name="P2"><text:span text:style-name="T1">Parametric Shape </text:span><text:span text:style-name="T1">Analysis Framework</text:span></text:p>
            <text:p text:style-name="P2"><text:span text:style-name="T46">via 3-Valued Logic</text:span></text:p>
            <text:p text:style-name="P4"><text:span text:style-name="T1">Input: </text:span></text:p>
            <text:p text:style-name="P4"><text:span text:style-name="T1">Methodology:</text:span></text:p>
            <text:list text:style-name="L1">
              <text:list-item>
                <text:p text:style-name="P4"><text:span text:style-name="T4">Specification in the form of 3-</text:span><text:span text:style-name="T4">valued logic</text:span></text:p>
              </text:list-item>
              <text:list-item>
                <text:p text:style-name="P4"><text:span text:style-name="T4"><text:s/></text:span></text:p>
              </text:list-item>
            </text:list>
            <text:p text:style-name="P12"><text:span text:style-name="T1">Implementation: </text:span></text:p>
            <text:p text:style-name="P13"><text:span text:style-name="T1">Weaknesses:</text:span></text:p>
            <text:list text:continue-numbering="true" text:style-name="L1">
              <text:list-item>
                <text:p><text:span text:style-name="T4">Experimental Result: A family of </text:span><text:span text:style-name="T4">abstract interpretation </text:span><text:span text:style-name="T4">techniques capable of </text:span><text:span text:style-name="T4">determining program “shape </text:span><text:span text:style-name="T4">invariants”</text:span></text:p>
              </text:list-item>
            </text:list>
          </draw:text-box>
        </draw:frame>
        <draw:frame draw:style-name="gr58" draw:text-style-name="P14" draw:layer="layout" svg:width="20cm" svg:height="5.76cm" svg:x="21.4cm" svg:y="9.94cm">
          <draw:text-box>
            <text:list text:style-name="L1">
              <text:list-item>
                <text:p text:style-name="P4"><text:span text:style-name="T34">Runtime information is available </text:span></text:p>
              </text:list-item>
              <text:list-item>
                <text:p text:style-name="P4"><text:span text:style-name="T35">One gets information only for the </text:span><text:span text:style-name="T35">test inputs one provides, and </text:span><text:span text:style-name="T35">only for the code paths exercised </text:span><text:span text:style-name="T35">by those test inputs. Thus, </text:span><text:span text:style-name="T35">dynamic analysis cannot prove </text:span><text:span text:style-name="T35">that an optimization is safe or </text:span><text:span text:style-name="T35">that a program is free of some </text:span><text:span text:style-name="T35">class of security flaws. </text:span></text:p>
              </text:list-item>
            </text:list>
            <text:p text:style-name="P2"><text:span text:style-name="T34"/></text:p>
          </draw:text-box>
        </draw:frame>
        <draw:frame draw:style-name="gr59" draw:text-style-name="P14" draw:layer="layout" svg:width="20cm" svg:height="5.3cm" svg:x="72.4cm" svg:y="9.64cm">
          <draw:text-box>
            <text:list text:style-name="L1">
              <text:list-item>
                <text:p text:style-name="P4"><text:span text:style-name="T34">Attains complete coverage of the program using special algorithms </text:span><text:span text:style-name="T34">to analyse the behavior over all possible inputs </text:span></text:p>
              </text:list-item>
              <text:list-item>
                <text:p text:style-name="P4"><text:span text:style-name="T35">The price is that the results are only approximate on the safe side </text:span><text:span text:style-name="T35">(Discovering exact behavior for all inputs would solve the halting </text:span><text:span text:style-name="T35">problem.) </text:span></text:p>
              </text:list-item>
            </text:list>
          </draw:text-box>
        </draw:frame>
        <draw:frame draw:style-name="gr31" draw:text-style-name="P14" draw:layer="layout" svg:width="11.9cm" svg:height="10.482cm" svg:x="47.8cm" svg:y="8.5cm">
          <draw:text-box>
            <text:list text:style-name="L1">
              <text:list-item>
                <text:p text:style-name="P4"><text:span text:style-name="T34">Oldest and the most well-known techniques aimed at recognition </text:span><text:span text:style-name="T34">of heap-allocated dynamic data structures</text:span></text:p>
              </text:list-item>
              <text:list-item>
                <text:p text:style-name="P4"><text:span text:style-name="T35">Limited by iface functions assumption</text:span></text:p>
              </text:list-item>
              <text:list-item>
                <text:p text:style-name="P4"><text:span text:style-name="T35">Do not address overlapping data structures (like a linked-list, </text:span><text:span text:style-name="T35">that connects the nodes of a tree)</text:span></text:p>
              </text:list-item>
              <text:list-item>
                <text:p text:style-name="P4"><text:span text:style-name="T35">Node typing system based on the same memory allocation sites </text:span><text:span text:style-name="T35">and iface functions</text:span></text:p>
              </text:list-item>
            </text:list>
            <text:p text:style-name="P2"><text:span text:style-name="T34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20cm" fo:page-height="2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5T14:41:58.815190463</meta:creation-date>
    <dc:date>2019-09-09T13:39:51.328917511</dc:date>
    <meta:editing-duration>P14DT10H29M36S</meta:editing-duration>
    <meta:editing-cycles>198</meta:editing-cycles>
    <meta:generator>LibreOffice/6.1.4.2$Linux_X86_64 LibreOffice_project/10$Build-2</meta:generator>
    <meta:document-statistic meta:object-count="137"/>
  </office:meta>
</office:document-meta>
</file>